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4B000000C42FC106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2" svg:font-family="'Courier New'" style:font-family-generic="swiss" style:font-pitch="fixed"/>
    <style:font-face style:name="Calibri2" svg:font-family="Calibri" style:font-pitch="variable"/>
    <style:font-face style:name="Calibri Light1" svg:font-family="'Calibri Light'" style:font-pitch="variable"/>
    <style:font-face style:name="Calibri3" svg:font-family="Calibri" style:font-family-generic="modern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orbel" svg:font-family="Corbel" style:font-family-generic="swiss" style:font-pitch="variable"/>
    <style:font-face style:name="Courier New1" svg:font-family="'Courier New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olo1-title">
      <style:graphic-properties draw:stroke="none" draw:fill="none" draw:fill-color="#ffffff" draw:textarea-horizontal-align="left" draw:textarea-vertical-align="bottom" fo:min-height="9.905cm" draw:shadow-color="#808080"/>
    </style:style>
    <style:style style:name="pr2" style:family="presentation" style:parent-style-name="Titolo1-subtitle">
      <style:graphic-properties draw:stroke="none" draw:fill="none" draw:fill-color="#ffffff" draw:textarea-horizontal-align="left" draw:textarea-vertical-align="top" draw:auto-grow-height="false" fo:min-height="3.176cm" draw:shadow-color="#808080"/>
    </style:style>
    <style:style style:name="pr3" style:family="presentation" style:parent-style-name="Titolo1-notes">
      <style:graphic-properties draw:fill-color="#ffffff" fo:min-height="11.43cm"/>
    </style:style>
    <style:style style:name="pr4" style:family="presentation" style:parent-style-name="Titolo2-title">
      <style:graphic-properties fo:min-height="2.655cm"/>
    </style:style>
    <style:style style:name="pr5" style:family="presentation" style:parent-style-name="Titolo2-outline1">
      <style:graphic-properties draw:fit-to-size="false" fo:min-height="13.434cm"/>
    </style:style>
    <style:style style:name="pr6" style:family="presentation" style:parent-style-name="Titolo2-notes">
      <style:graphic-properties draw:fill-color="#ffffff" fo:min-height="11.429cm"/>
    </style:style>
    <style:style style:name="pr7" style:family="presentation" style:parent-style-name="Titolo2-title">
      <style:graphic-properties draw:auto-grow-height="true" fo:min-height="2.655cm"/>
    </style:style>
    <style:style style:name="pr8" style:family="presentation" style:parent-style-name="Titolo2-outline1">
      <style:graphic-properties fo:min-height="13.434cm"/>
    </style:style>
    <style:style style:name="pr9" style:family="presentation" style:parent-style-name="Titolo2-notes">
      <style:graphic-properties draw:fill-color="#ffffff" draw:auto-grow-height="true" fo:min-height="11.429cm"/>
    </style:style>
    <style:style style:name="pr10" style:family="presentation" style:parent-style-name="Titolo2-outline1">
      <style:graphic-properties draw:textarea-horizontal-align="justify"/>
    </style:style>
    <style:style style:name="pr11" style:family="presentation" style:parent-style-name="Titolo2-subtitle">
      <style:graphic-properties draw:fill-color="#ffffff" fo:min-height="10.8cm"/>
    </style:style>
    <style:style style:name="P1" style:family="paragraph">
      <style:text-properties fo:color="#2945a4" fo:font-size="48pt" fo:language="it" fo:country="I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637052" style:font-name="Calibri Light1" fo:font-size="24pt" fo:language="it" fo:country="I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  <style:text-properties fo:color="#637052" style:font-name="Calibri Light1" fo:font-size="16pt" fo:language="it" fo:country="IT" style:font-size-asian="16pt" style:font-size-complex="16pt"/>
    </style:style>
    <style:style style:name="P6" style:family="paragraph">
      <style:paragraph-properties fo:margin-top="0cm" fo:margin-bottom="0.15cm"/>
    </style:style>
    <style:style style:name="P7" style:family="paragraph">
      <style:paragraph-properties fo:margin-top="0cm" fo:margin-bottom="0.15cm"/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2pt"/>
    </style:style>
    <style:style style:name="P9" style:family="paragraph">
      <style:text-properties style:font-name="Calibri Light2"/>
    </style:style>
    <style:style style:name="P10" style:family="paragraph">
      <style:paragraph-properties fo:margin-top="0cm" fo:margin-bottom="0.15cm"/>
      <style:text-properties style:use-window-font-color="true" style:font-name="Consolas1" fo:font-size="14pt" style:font-size-asian="14pt" style:font-size-complex="14pt"/>
    </style:style>
    <style:style style:name="P11" style:family="paragraph">
      <style:paragraph-properties fo:margin-top="0cm" fo:margin-bottom="0.15cm"/>
      <style:text-properties style:use-window-font-color="true" style:font-name="Trebuchet MS" fo:font-size="14pt" style:font-size-asian="14pt" style:font-size-complex="14pt"/>
    </style:style>
    <style:style style:name="P12" style:family="paragraph">
      <style:paragraph-properties fo:margin-top="0cm" fo:margin-bottom="1.2cm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cm" fo:margin-bottom="0.3cm"/>
      <style:text-properties style:use-window-font-color="true" style:font-name="Consolas1" fo:font-size="28pt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text-properties fo:color="#3465a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style:text-properties fo:color="#3465a4" fo:font-size="96pt" style:font-size-asian="96pt" style:font-size-complex="96pt"/>
    </style:style>
    <style:style style:name="T1" style:family="text">
      <style:text-properties fo:color="#2945a4" fo:font-size="48pt" fo:language="it" fo:country="IT" fo:font-weight="bold" style:font-size-asian="48pt" style:font-weight-asian="bold" style:font-size-complex="48pt" style:font-weight-complex="bold"/>
    </style:style>
    <style:style style:name="T2" style:family="text">
      <style:text-properties fo:color="#637052" style:font-name="Calibri Light1" fo:font-size="24pt" fo:language="it" fo:country="IT" style:font-size-asian="24pt" style:font-size-complex="24pt"/>
    </style:style>
    <style:style style:name="T3" style:family="text">
      <style:text-properties fo:color="#637052" style:font-name="Calibri Light1" fo:font-size="16pt" fo:language="it" fo:country="IT" style:font-size-asian="16pt" style:font-size-complex="16pt"/>
    </style:style>
    <style:style style:name="T4" style:family="text"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9900" style:font-name="Consolas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9900" style:font-name="Consolas1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729fcf" style:font-name="Consolas1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2pt"/>
    </style:style>
    <style:style style:name="T10" style:family="text">
      <style:text-properties fo:color="#729fcf" style:font-name="Consolas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Calibri Light2"/>
    </style:style>
    <style:style style:name="T12" style:family="text">
      <style:text-properties fo:color="#3465a4" style:font-name="Consola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onsolas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style:font-name="Consola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ff420e" style:font-name="Consolas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3465a4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ff3333" style:font-name="Consola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3465a4" style:font-name="Consolas1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3333" style:font-name="Consolas1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420e" style:font-name="Consolas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729fcf"/>
    </style:style>
    <style:style style:name="T25" style:family="text">
      <style:text-properties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729fcf"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3465a4" style:font-name="Consolas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3465a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color="#3465a4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1" style:family="text">
      <style:text-properties fo:color="#3465a4" style:text-line-through-style="none" style:text-line-through-type="none" style:font-name="Consolas1" fo:font-weight="bold" style:font-weight-asian="bold" style:font-weight-complex="bold"/>
    </style:style>
    <style:style style:name="T32" style:family="text">
      <style:text-properties fo:color="#3465a4" style:font-name="Consolas1" fo:font-weight="bold" style:font-weight-asian="bold" style:font-weight-complex="bold"/>
    </style:style>
    <style:style style:name="T33" style:family="text">
      <style:text-properties fo:color="#3465a4" style:text-line-through-style="none" style:text-line-through-type="none" style:font-name="Consolas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3465a4" style:text-line-through-style="none" style:text-line-through-type="none" style:font-name="Consolas1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3465a4" style:font-name="Consola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onsolas1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nsolas1" fo:font-style="normal" style:font-style-asian="normal" style:font-style-complex="normal"/>
    </style:style>
    <style:style style:name="T41" style:family="text">
      <style:text-properties fo:color="#3465a4"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294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bc7dd" fo:font-size="100%"/>
      </text:list-level-style-number>
      <text:list-level-style-bullet text:level="2" text:bullet-char="◦">
        <style:list-level-properties text:space-before="0.555cm"/>
        <style:text-properties style:font-name="Calibri1" fo:color="#abc7dd" fo:font-size="100%"/>
      </text:list-level-style-bullet>
      <text:list-level-style-bullet text:level="3" text:bullet-char="◦">
        <style:list-level-properties text:space-before="1.067cm"/>
        <style:text-properties style:font-name="Calibri1" fo:color="#abc7dd" fo:font-size="100%"/>
      </text:list-level-style-bullet>
      <text:list-level-style-bullet text:level="4" text:bullet-char="◦">
        <style:list-level-properties text:space-before="1.574cm"/>
        <style:text-properties style:font-name="Calibri1" fo:color="#abc7dd" fo:font-size="100%"/>
      </text:list-level-style-bullet>
      <text:list-level-style-bullet text:level="5" text:bullet-char="◦">
        <style:list-level-properties text:space-before="2.081cm"/>
        <style:text-properties style:font-name="Calibri1" fo:color="#abc7dd" fo:font-size="100%"/>
      </text:list-level-style-bullet>
      <text:list-level-style-bullet text:level="6" text:bullet-char="◦">
        <style:list-level-properties text:space-before="2.081cm"/>
        <style:text-properties style:font-name="Calibri1" fo:color="#abc7dd" fo:font-size="100%"/>
      </text:list-level-style-bullet>
      <text:list-level-style-bullet text:level="7" text:bullet-char="◦">
        <style:list-level-properties text:space-before="2.081cm"/>
        <style:text-properties style:font-name="Calibri1" fo:color="#abc7dd" fo:font-size="100%"/>
      </text:list-level-style-bullet>
      <text:list-level-style-bullet text:level="8" text:bullet-char="◦">
        <style:list-level-properties text:space-before="2.081cm"/>
        <style:text-properties style:font-name="Calibri1" fo:color="#abc7dd" fo:font-size="100%"/>
      </text:list-level-style-bullet>
      <text:list-level-style-bullet text:level="9" text:bullet-char="◦">
        <style:list-level-properties text:space-before="2.081cm"/>
        <style:text-properties style:font-name="Calibri1" fo:color="#abc7dd" fo:font-size="100%"/>
      </text:list-level-style-bullet>
      <text:list-level-style-bullet text:level="10" text:bullet-char="◦">
        <style:list-level-properties text:space-before="2.081cm"/>
        <style:text-properties style:font-name="Calibri1" fo:color="#abc7dd" fo:font-size="100%"/>
      </text:list-level-style-bullet>
    </text:list-style>
    <text:list-style style:name="L3">
      <text:list-level-style-bullet text:level="1" text:bullet-char="•">
        <style:list-level-properties text:min-label-width="0.251cm"/>
        <style:text-properties fo:font-family="StarSymbol" style:font-charset="x-symbol" fo:color="#abc7dd" fo:font-size="45%"/>
      </text:list-level-style-bullet>
      <text:list-level-style-bullet text:level="2" text:bullet-char="•">
        <style:list-level-properties text:space-before="0.555cm" text:min-label-width="0.507cm"/>
        <style:text-properties fo:font-family="StarSymbol" style:font-charset="x-symbol" fo:color="#abc7dd" fo:font-size="45%"/>
      </text:list-level-style-bullet>
      <text:list-level-style-bullet text:level="3" text:bullet-char="•">
        <style:list-level-properties text:space-before="1.067cm" text:min-label-width="0.507cm"/>
        <style:text-properties fo:font-family="StarSymbol" style:font-charset="x-symbol" fo:color="#abc7dd" fo:font-size="45%"/>
      </text:list-level-style-bullet>
      <text:list-level-style-bullet text:level="4" text:bullet-char="•">
        <style:list-level-properties text:space-before="1.574cm" text:min-label-width="0.507cm"/>
        <style:text-properties fo:font-family="StarSymbol" style:font-charset="x-symbol" fo:color="#abc7dd" fo:font-size="45%"/>
      </text:list-level-style-bullet>
      <text:list-level-style-bullet text:level="5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6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7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8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9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  <text:list-level-style-bullet text:level="10" text:bullet-char="•">
        <style:list-level-properties text:space-before="2.081cm" text:min-label-width="0.507cm"/>
        <style:text-properties fo:font-family="StarSymbol" style:font-charset="x-symbol" fo:color="#abc7dd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olo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53cm" svg:height="10.165cm" svg:x="3.047cm" svg:y="1.847cm" presentation:class="title" presentation:user-transformed="true">
          <draw:text-box>
            <text:p><text:span text:style-name="T1">Sviluppo di un framework di unit-test C++</text:span></text:p>
          </draw:text-box>
        </draw:frame>
        <draw:frame presentation:style-name="pr2" draw:text-style-name="P3" draw:layer="layout" svg:width="27.94cm" svg:height="1.423cm" svg:x="3.056cm" svg:y="12.377cm" presentation:class="subtitle" presentation:user-transformed="true">
          <draw:text-box>
            <text:p text:style-name="P2"><text:span text:style-name="T2">Gianfranco Zuliani</text:span></text:p>
          </draw:text-box>
        </draw:frame>
        <draw:frame presentation:style-name="pr2" draw:text-style-name="P5" draw:layer="layout" svg:width="6.54cm" svg:height="1cm" svg:x="27.2cm" svg:y="16.4cm">
          <draw:text-box>
            <text:p text:style-name="P4"><text:span text:style-name="T3">Bologna, 8 Novembre 2014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Origin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/></text:p>
            <text:p text:style-name="P6"><text:span text:style-name="T4"><text:s text:c="4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user-transformed="true">
            <draw:text-box>
              <text:p>La prima incarnazione di un test: un eseguibile che torna zero quando va a buon fine e che torna qualcos'altro se viene riscontrato un errore (è cioè auto-validante).</text:p>
            </draw:text-box>
          </draw:frame>
        </presentation:notes>
      </draw:page>
      <draw:page draw:name="page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/></text:p>
            <text:p text:style-name="P6"><text:span text:style-name="T4"><text:s text:c="4"/></text:span><text:span text:style-name="T4">// test body</text:span></text:p>
            <text:p text:style-name="P6"><text:span text:style-name="T4"><text:s text:c="4"/></text:span><text:span text:style-name="T4">// exit with error if:</text:span></text:p>
            <text:p text:style-name="P6"><text:span text:style-name="T4"><text:s text:c="4"/></text:span><text:span text:style-name="T4">// <text:s/>* an exception is thrown</text:span></text:p>
            <text:p text:style-name="P6"><text:span text:style-name="T4"><text:s text:c="4"/></text:span><text:span text:style-name="T4">// <text:s/>* an assertion fails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5cm" presentation:class="notes">
            <draw:text-box>
              <text:p>Le condizioni per cui un test può fallire sono due: il codice sotto test lancia un'eccezione inattesa, oppure un'asserzione fallisce. Un'asserzione è una condizione booleana che coinvolge il codice sotto test e che ci si aspetta sia soddisfatta.</text:p>
            </draw:text-box>
          </draw:frame>
        </presentation:notes>
      </draw:page>
      <draw:page draw:name="page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5"><text:s text:c="2"/></text:span><text:span text:style-name="T5">try {</text:span></text:p>
            <text:p text:style-name="P6"><text:span text:style-name="T4"><text:s text:c="4"/></text:span><text:span text:style-name="T4">// test body</text:span></text:p>
            <text:p text:style-name="P6"><text:span text:style-name="T4"><text:s text:c="4"/></text:span><text:span text:style-name="T4">// exit with error if:</text:span></text:p>
            <text:p text:style-name="P6"><text:span text:style-name="T4"><text:s text:c="4"/></text:span><text:span text:style-name="T4">// <text:s/>* an exception is thrown</text:span></text:p>
            <text:p text:style-name="P6"><text:span text:style-name="T4"><text:s text:c="4"/></text:span><text:span text:style-name="T4">// <text:s/>* an assertion fails</text:span></text:p>
            <text:p text:style-name="P6"><text:span text:style-name="T5"><text:s text:c="2"/></text:span><text:span text:style-name="T5">} catch (...) {</text:span></text:p>
            <text:p text:style-name="P6"><text:span text:style-name="T5"><text:s text:c="4"/></text:span><text:span text:style-name="T5">std::cerr &lt;&lt; "test failed" &lt;&lt; std::endl;</text:span></text:p>
            <text:p text:style-name="P6"><text:span text:style-name="T5"><text:s text:c="4"/></text:span><text:span text:style-name="T5">return 1;</text:span></text:p>
            <text:p text:style-name="P6"><text:span text:style-name="T5"><text:s text:c="2"/></text:span><text:span text:style-name="T5">}</text:span></text:p>
            <text:p text:style-name="P6"><text:span text:style-name="T5"><text:s text:c="2"/></text:span><text:span text:style-name="T5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>
            <draw:text-box>
              <text:p>Un blocco try/catch esterno cattura le eccezioni inattese e causa l'uscita anticipata del test con codice 1...</text:p>
            </draw:text-box>
          </draw:frame>
        </presentation:notes>
      </draw:page>
      <draw:page draw:name="page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4"><text:s text:c="4"/></text:span><text:span text:style-name="T4">// exit with error if:</text:span></text:p>
            <text:p text:style-name="P6"><text:span text:style-name="T4"><text:s text:c="4"/></text:span><text:span text:style-name="T4">// <text:s/>* an exception is thrown </text:span><text:span text:style-name="T6">[OK]</text:span></text:p>
            <text:p text:style-name="P6"><text:span text:style-name="T4"><text:s text:c="4"/></text:span><text:span text:style-name="T4">// <text:s/>* an assertion fails</text:span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>
            <draw:text-box>
              <text:p>...in questo modo la prima condizione è garantita.</text:p>
            </draw:text-box>
          </draw:frame>
        </presentation:notes>
      </draw:page>
      <draw:page draw:name="page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4"><text:s text:c="4"/></text:span><text:span text:style-name="T4">// exit with error if:</text:span></text:p>
            <text:p text:style-name="P6"><text:span text:style-name="T4"><text:s text:c="4"/></text:span><text:span text:style-name="T4">// <text:s/>* an exception is thrown </text:span><text:span text:style-name="T7">[OK]</text:span></text:p>
            <text:p text:style-name="P6"><text:span text:style-name="T4"><text:s text:c="4"/></text:span><text:span text:style-name="T4">// <text:s/>* an assertion fails <text:s text:c="4"/></text:span><text:span text:style-name="T6">[OK]</text:span><text:span text:style-name="T5"> if an assertion raises an exception!</text:span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>
            <draw:text-box>
              <text:p>Si può sfruttare il meccanismo delle eccezioni inattese anche per il secondo caso, quello delle asserzioni fallite: è sufficiente che in caso di fallimento un'asserzione sollevi un'eccezione.</text:p>
            </draw:text-box>
          </draw:frame>
        </presentation:notes>
      </draw:page>
      <draw:page draw:name="page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4"><text:s text:c="4"/></text:span><text:span text:style-name="T4">// exit with error if:</text:span></text:p>
            <text:p text:style-name="P6"><text:span text:style-name="T4"><text:s text:c="4"/></text:span><text:span text:style-name="T4">// <text:s/>* an exception is thrown </text:span><text:span text:style-name="T7">[OK]</text:span></text:p>
            <text:p text:style-name="P6"><text:span text:style-name="T4"><text:s text:c="4"/></text:span><text:span text:style-name="T4">// <text:s/>* an assertion fails <text:s text:c="4"/></text:span><text:span text:style-name="T7">[OK]</text:span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user-transformed="true">
            <draw:text-box>
              <text:p>Questo codice è un'infrastruttura comune a tutti i test. Per comodità conviene compattarlo; si introducono allora due macro, una per il preambolo, l'altra per il postambolo.</text:p>
            </draw:text-box>
          </draw:frame>
        </presentation:notes>
      </draw:page>
      <draw:page draw:name="page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&lt;iostream&gt;</text:span></text:p>
            <text:p text:style-name="P6"><text:span text:style-name="T4"/></text:p>
            <text:p text:style-name="P6"><text:span text:style-name="T4">#define TEST_BEGIN \</text:span></text:p>
            <text:p text:style-name="P6"><text:span text:style-name="T4">int main() { \</text:span></text:p>
            <text:p text:style-name="P6"><text:span text:style-name="T4"><text:s text:c="2"/></text:span><text:span text:style-name="T4">try {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#define TEST_END \</text:span></text:p>
            <text:p text:style-name="P6"><text:span text:style-name="T4"><text:s text:c="2"/></text:span><text:span text:style-name="T4">} catch (...) { \</text:span></text:p>
            <text:p text:style-name="P6"><text:span text:style-name="T4"><text:s text:c="4"/></text:span><text:span text:style-name="T4">std::cerr &lt;&lt; "test failed" &lt;&lt; std::endl; \</text:span></text:p>
            <text:p text:style-name="P6"><text:span text:style-name="T4"><text:s text:c="4"/></text:span><text:span text:style-name="T4">return 1; \</text:span></text:p>
            <text:p text:style-name="P6"><text:span text:style-name="T4"><text:s text:c="2"/></text:span><text:span text:style-name="T4">} \</text:span></text:p>
            <text:p text:style-name="P6"><text:span text:style-name="T4"><text:s text:c="2"/></text:span><text:span text:style-name="T4">std::cerr &lt;&lt; "test succeeded" &lt;&lt; std::endl; \</text:span></text:p>
            <text:p text:style-name="P6"><text:span text:style-name="T4"><text:s text:c="2"/></text:span><text:span text:style-name="T4">return 0; \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429cm" svg:x="1.905cm" svg:y="12.065cm" presentation:class="notes">
            <draw:text-box>
              <text:p>Le macro finiscono in un file dedicato.</text:p>
            </draw:text-box>
          </draw:frame>
        </presentation:notes>
      </draw:page>
      <draw:page draw:name="page1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Comincia la trasformazione del test file...</text:span></text:p>
            </draw:text-box>
          </draw:frame>
        </presentation:notes>
      </draw:page>
      <draw:page draw:name="page1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5">#include &lt;test.h&gt;</text:span></text:p>
            <text:p text:style-name="P6"><text:span text:style-name="T10"/></text:p>
            <text:p text:style-name="P6"><text:span text:style-name="T4">int main() {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>
            <draw:text-box>
              <text:p>... si include il nuovo file di intestazione dell'infrastruttura del test...</text:p>
            </draw:text-box>
          </draw:frame>
        </presentation:notes>
      </draw:page>
      <draw:page draw:name="page1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9.953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5">TEST_BEGIN</text:span></text:p>
            <text:p text:style-name="P6"><text:span text:style-name="T4"/></text:p>
            <text:p text:style-name="P6"><text:span text:style-name="T4"><text:s text:c="4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 text:c="2"/></text:span><text:span text:style-name="T4">} catch (...) {</text:span></text:p>
            <text:p text:style-name="P6"><text:span text:style-name="T4"><text:s text:c="4"/></text:span><text:span text:style-name="T4">std::cerr &lt;&lt; "test failed" &lt;&lt; std::endl;</text:span></text:p>
            <text:p text:style-name="P6"><text:span text:style-name="T4"><text:s text:c="4"/></text:span><text:span text:style-name="T4">return 1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4">std::cerr &lt;&lt; "test succeeded" &lt;&lt; std::endl;</text:span></text:p>
            <text:p text:style-name="P6"><text:span text:style-name="T4"><text:s text:c="2"/></text:span><text:span text:style-name="T4">return 0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429cm" svg:x="1.905cm" svg:y="12.065cm" presentation:class="notes">
            <draw:text-box>
              <text:p>... si sostituisce il preambolo...</text:p>
            </draw:text-box>
          </draw:frame>
        </presentation:notes>
      </draw:page>
      <draw:page draw:name="page1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il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4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5">TEST_END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429cm" svg:x="1.905cm" svg:y="12.065cm" presentation:class="notes">
            <draw:text-box>
              <text:p>... infine si sostituisce il postambolo.</text:p>
            </draw:text-box>
          </draw:frame>
        </presentation:notes>
      </draw:page>
      <draw:page draw:name="page1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7.94cm" svg:height="2.915cm" svg:x="3.047cm" svg:y="0.034cm" presentation:class="title" presentation:user-transformed="true">
          <draw:text-box>
            <text:p><text:span text:style-name="T11">ASSERT</text:span>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5"/></text:p>
            <text:p text:style-name="P6"><text:span text:style-name="T5"><text:s text:c="4"/></text:span><text:span text:style-name="T5">// ...</text:span></text:p>
            <text:p text:style-name="P6"><text:span text:style-name="T5"><text:s text:c="4"/></text:span><text:span text:style-name="T5">ASSERT(expr);</text:span></text:p>
            <text:p text:style-name="P6"><text:span text:style-name="T5"/></text:p>
            <text:p text:style-name="P6"><text:span text:style-name="T5"/></text:p>
            <text:p text:style-name="P6"><text:span text:style-name="T4">TEST_END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>
            <draw:text-box>
              <text:p>Un esempio di asserzione: è una macro che opera su un'espressione booleana. Come anticipato, ci si attende che l'asserzione sollevi un'eccezione in caso di fallimento.</text:p>
            </draw:text-box>
          </draw:frame>
        </presentation:notes>
      </draw:page>
      <draw:page draw:name="page1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7.94cm" svg:height="2.915cm" svg:x="3.047cm" svg:y="0.034cm" presentation:class="title" presentation:user-transformed="true">
          <draw:text-box>
            <text:p><text:span text:style-name="T11">ASSERT</text:span>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5"/></text:p>
            <text:p text:style-name="P6"><text:span text:style-name="T5"><text:s text:c="4"/></text:span><text:span text:style-name="T4">// ...</text:span></text:p>
            <text:p text:style-name="P6"><text:span text:style-name="T4"><text:s text:c="4"/></text:span><text:span text:style-name="T4">ASSERT(i == j);</text:span></text:p>
            <text:p text:style-name="P6"><text:span text:style-name="T5"/></text:p>
            <text:p text:style-name="P6"><text:span text:style-name="T5"/></text:p>
            <text:p text:style-name="P6"><text:span text:style-name="T4">TEST_END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429cm" svg:x="1.905cm" svg:y="12.065cm" presentation:class="notes">
            <draw:text-box>
              <text:p>Un esempio più concreto di asserzione.</text:p>
            </draw:text-box>
          </draw:frame>
        </presentation:notes>
      </draw:page>
      <draw:page draw:name="page1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iostream&gt;</text:span></text:p>
            <text:p text:style-name="P6"><text:span text:style-name="T4">#include &lt;stdexcept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5">struct test_error : public std::logic_error {</text:span></text:p>
            <text:p text:style-name="P6"><text:span text:style-name="T5"><text:s text:c="2"/></text:span><text:span text:style-name="T5">test_error() : std::logic_error("test error") { }</text:span></text:p>
            <text:p text:style-name="P6"><text:span text:style-name="T5">};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429cm" svg:x="1.905cm" svg:y="12.065cm" presentation:class="notes">
            <draw:text-box>
              <text:p>La definizione della macro ASSERT trova posto nel file di inclusione dell'infrastruttura di test. Si comincia col definire un'eccezione dedicata per indicare il fallimento dell'asserzione...</text:p>
            </draw:text-box>
          </draw:frame>
        </presentation:notes>
      </draw:page>
      <draw:page draw:name="page1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iostream&gt;</text:span></text:p>
            <text:p text:style-name="P6"><text:span text:style-name="T4">#include &lt;stdexcept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>struct test_error : public std::logic_error {</text:span></text:p>
            <text:p text:style-name="P6"><text:span text:style-name="T4"><text:s text:c="2"/></text:span><text:span text:style-name="T4">test_error() : std::logic_error("test error") { }</text:span></text:p>
            <text:p text:style-name="P6"><text:span text:style-name="T4">};</text:span></text:p>
            <text:p text:style-name="P6"><text:span text:style-name="T4"/></text:p>
            <text:p text:style-name="P6"><text:span text:style-name="T5">#define ASSERT(expr_) \</text:span></text:p>
            <text:p text:style-name="P6"><text:span text:style-name="T5">do { \</text:span></text:p>
            <text:p text:style-name="P6"><text:span text:style-name="T5"><text:s text:c="2"/></text:span><text:span text:style-name="T5">if (!(expr_)) { \</text:span></text:p>
            <text:p text:style-name="P6"><text:span text:style-name="T5"><text:s text:c="4"/></text:span><text:span text:style-name="T5">std::cerr &lt;&lt; __FILE__ &lt;&lt; "(" &lt;&lt; __LINE__ &lt;&lt; ") : test error - " &lt;&lt; #expr_ &lt;&lt; std::endl; \</text:span></text:p>
            <text:p text:style-name="P6"><text:span text:style-name="T5"><text:s text:c="4"/></text:span><text:span text:style-name="T5">throw test_error(); \</text:span></text:p>
            <text:p text:style-name="P6"><text:span text:style-name="T5"><text:s text:c="2"/></text:span><text:span text:style-name="T5">} \</text:span></text:p>
            <text:p text:style-name="P6"><text:span text:style-name="T5">} while (0)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>
            <draw:text-box>
              <text:p>... si prosegue con la definizione della macro ASSERT.</text:p>
            </draw:text-box>
          </draw:frame>
        </presentation:notes>
      </draw:page>
      <draw:page draw:name="page1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framework <text:s text:c="30"/>[test.h]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iostream&gt;</text:span></text:p>
            <text:p text:style-name="P6"><text:span text:style-name="T4">#include &lt;stdexcept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>struct test_error : public std::logic_error {</text:span></text:p>
            <text:p text:style-name="P6"><text:span text:style-name="T4"><text:s text:c="2"/></text:span><text:span text:style-name="T4">test_error() : std::logic_error("test error") { }</text:span></text:p>
            <text:p text:style-name="P6"><text:span text:style-name="T4">};</text:span></text:p>
            <text:p text:style-name="P6"><text:span text:style-name="T4"/></text:p>
            <text:p text:style-name="P6"><text:span text:style-name="T4">#define ASSERT(expr_) \</text:span></text:p>
            <text:p text:style-name="P6"><text:span text:style-name="T8">do { \</text:span></text:p>
            <text:p text:style-name="P6"><text:span text:style-name="T4"><text:s text:c="2"/></text:span><text:span text:style-name="T4">if (!(expr_)) { \</text:span></text:p>
            <text:p text:style-name="P6"><text:span text:style-name="T4"><text:s text:c="4"/></text:span><text:span text:style-name="T4">std::cerr &lt;&lt; __FILE__ &lt;&lt; "(" &lt;&lt; __LINE__ &lt;&lt; ") : test error - " &lt;&lt; #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8">} while (0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>
            <draw:text-box>
              <text:p>il blocco do/while gestisce il punto-e-virgola in coda alla macro ASSERT.</text:p>
            </draw:text-box>
          </draw:frame>
        </presentation:notes>
      </draw:page>
      <draw:page draw:name="page1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7.94cm" svg:height="2.915cm" svg:x="3.047cm" svg:y="0.034cm" presentation:class="title" presentation:user-transformed="true">
          <draw:text-box>
            <text:p><text:span text:style-name="T11">ASSERT</text:span>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layer="layout" svg:width="15.239cm" svg:height="11.429cm" svg:x="1.905cm" svg:y="12.065cm" presentation:class="notes">
            <draw:text-box>
              <text:p>Dimostrazione dell'effetto dell'ASSERT: supponendo che l'espressione sia falsa...</text:p>
            </draw:text-box>
          </draw:frame>
        </presentation:notes>
      </draw:page>
      <draw:page draw:name="page2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7.94cm" svg:height="2.915cm" svg:x="3.047cm" svg:y="0.034cm" presentation:class="title" presentation:user-transformed="true">
          <draw:text-box>
            <text:p><text:span text:style-name="T11">ASSERT</text:span>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4"/></text:p>
            <text:p text:style-name="P6"><text:span text:style-name="T12">d:\projects\...\test_file(42) : test error - i == j</text:span></text:p>
            <text:p text:style-name="P6"><text:span text:style-name="T12">test failed</text:span></text:p>
            <text:p text:style-name="P6"><text:span text:style-name="T13"/>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layer="layout" svg:width="15.239cm" svg:height="11.429cm" svg:x="1.905cm" svg:y="12.065cm" presentation:class="notes">
            <draw:text-box>
              <text:p>... questo è il messaggio d'errore che viene prodotto.</text:p>
            </draw:text-box>
          </draw:frame>
        </presentation:notes>
      </draw:page>
      <draw:page draw:name="page2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4"/></text:span><text:span text:style-name="T4">// code that should throw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429cm" svg:x="1.905cm" svg:y="12.065cm" presentation:class="notes">
            <draw:text-box>
              <text:p>La stessa macro ASSERT può essere utilizzata per verificare che una porzione di codice di test solleva l'eccezione che ci si attende...</text:p>
            </draw:text-box>
          </draw:frame>
        </presentation:notes>
      </draw:page>
      <draw:page draw:name="page2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5" draw:text-style-name="P11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code that should throw</text:span></text:p>
            <text:p text:style-name="P6"><text:span text:style-name="T4"><text:s text:c="4"/></text:span><text:span text:style-name="T4">ASSERT(false);</text:span></text:p>
            <text:p text:style-name="P6"><text:span text:style-name="T4"><text:s text:c="2"/></text:span><text:span text:style-name="T4">} catch(const expected_exception&amp;) {</text:span></text:p>
            <text:p text:style-name="P6"><text:span text:style-name="T4"><text:s text:c="2"/></text:span><text:span text:style-name="T4">}</text:span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layer="layout" svg:width="15.239cm" svg:height="11.429cm" svg:x="1.905cm" svg:y="12.065cm" presentation:class="notes">
            <draw:text-box>
              <text:p>... al costo di un po' di codice di contorno.</text:p>
            </draw:text-box>
          </draw:frame>
        </presentation:notes>
      </draw:page>
      <draw:page draw:name="page2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Pattern “TestThrow”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code that should throw</text:span></text:p>
            <text:p text:style-name="P6"><text:span text:style-name="T4"><text:s text:c="4"/></text:span><text:span text:style-name="T4">ASSERT(false);</text:span></text:p>
            <text:p text:style-name="P6"><text:span text:style-name="T4"><text:s text:c="2"/></text:span><text:span text:style-name="T4">} catch(const expected_exception&amp;) {</text:span></text:p>
            <text:p text:style-name="P6"><text:span text:style-name="T4"><text:s text:c="2"/></text:span><text:span text:style-name="T4">}</text:span></text:p>
            <text:p text:style-name="P6"><text:span text:style-name="T4">TEST_END</text:span></text:p>
            <text:p text:style-name="P6"><text:span text:style-name="T4"/></text:p>
            <text:p text:style-name="P6"><text:span text:style-name="T12">d:\projects\...\test_file.cpp(42) : test error - false</text:span></text:p>
            <text:p text:style-name="P6"><text:span text:style-name="T12">test failed</text:span></text:p>
            <text:p text:style-name="P6"><text:span text:style-name="T14"/>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429cm" svg:x="1.905cm" svg:y="12.065cm" presentation:class="notes">
            <draw:text-box>
              <text:p>Il messaggio d'errore non è dei più felici...</text:p>
            </draw:text-box>
          </draw:frame>
        </presentation:notes>
      </draw:page>
      <draw:page draw:name="page2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Fondamenti</text:p>
          </draw:text-box>
        </draw:frame>
        <draw:frame presentation:style-name="pr5" draw:text-style-name="P14" draw:layer="layout" svg:width="27.94cm" svg:height="13.684cm" svg:x="3.047cm" svg:y="3.435cm" presentation:class="outline" presentation:user-transformed="true">
          <draw:text-box>
            <text:p text:style-name="P12"><text:span text:style-name="T15"/></text:p>
            <text:p text:style-name="P12"><text:span text:style-name="T15">#include &lt;test.h&gt;</text:span></text:p>
            <text:p text:style-name="P12"><text:span text:style-name="T15">TEST_BEGIN</text:span></text:p>
            <text:p text:style-name="P12"><text:span text:style-name="T15"><text:s text:c="2"/></text:span><text:span text:style-name="T15">ASSERT(...);</text:span></text:p>
            <text:p text:style-name="P12"><text:span text:style-name="T15">TEST_END</text:span></text:p>
            <text:p text:style-name="P13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layer="layout" svg:width="15.239cm" svg:height="11.429cm" svg:x="1.905cm" svg:y="12.065cm" presentation:class="notes">
            <draw:text-box>
              <text:p>Le tre macro che costituiscono il nucleo “storico” di GUT.</text:p>
              <text:p><text:span text:style-name="T9">Hanno portato confidenza, indotto il disaccoppiamento, consentito il refactoring, praticamente eliminato l'uso del debugger.</text:span></text:p>
            </draw:text-box>
          </draw:frame>
        </presentation:notes>
      </draw:page>
      <draw:page draw:name="page25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9" draw:text-style-name="P8" draw:layer="layout" svg:width="15.239cm" svg:height="11.429cm" svg:x="1.905cm" svg:y="12.065cm" presentation:class="notes">
            <draw:text-box>
              <text:p><text:span text:style-name="T9">Il principale problema dei messaggi d'errore è che riportano solo l'espressione originale, non i valori assunti dai termini coinvolti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17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17"/></text:p>
            <text:p text:style-name="P6"><text:span text:style-name="T19">d:\projects\...\test_file.cpp(42) : test error - i == j</text:span></text:p>
            <text:p text:style-name="P6"><text:span text:style-name="T19">test failed</text:span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Si evidenzia il fatto che l'espressione che è fallita è i == j...</text:span></text:p>
            </draw:text-box>
          </draw:frame>
        </presentation:notes>
      </draw:page>
      <draw:page draw:name="page2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17"/></text:p>
            <text:p text:style-name="P6"><text:span text:style-name="T19">d:\projects\...\test_file.cpp(42) : test error</text:span><text:span text:style-name="T12"> - i == j </text:span><text:span text:style-name="T20">&lt;--- i=?, j=?</text:span></text:p>
            <text:p text:style-name="P6"><text:span text:style-name="T19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... ma non si dice nulla dei valori di i e j.</text:p>
            </draw:text-box>
          </draw:frame>
        </presentation:notes>
      </draw:page>
      <draw:page draw:name="page2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5">std::cerr &lt;&lt; i &lt;&lt; ", " &lt;&lt; j &lt;&lt; std::endl;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>TEST_END</text:span></text:p>
            <text:p text:style-name="P6"><text:span text:style-name="T14"/>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Questo aspetto ha portato spesso e volentieri ad inserire delle istruzioni extra di serializzazione delle variabili in gioco e a rieseguire il test...</text:span></text:p>
            </draw:text-box>
          </draw:frame>
        </presentation:notes>
      </draw:page>
      <draw:page draw:name="page3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std::cerr &lt;&lt; i &lt;&lt; ", " &lt;&lt; j &lt;&lt; std::endl;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>TEST_END</text:span></text:p>
            <text:p text:style-name="P6"><text:span text:style-name="T21"/></text:p>
            <text:p text:style-name="P6"><text:span text:style-name="T21">1, 2</text:span></text:p>
            <text:p text:style-name="P6"><text:span text:style-name="T19">d:\projects\...\test_file.cpp(42) : test error - i == j</text:span></text:p>
            <text:p text:style-name="P6"><text:span text:style-name="T19">test failed</text:span></text:p>
            <text:p text:style-name="P6"><text:span text:style-name="T14"/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 per ottenere finalmente le informazioni necessarie.</text:span></text:p>
            </draw:text-box>
          </draw:frame>
        </presentation:notes>
      </draw:page>
      <draw:page draw:name="page31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troppo proliss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><text:s text:c="2"/></text:span><text:span text:style-name="T4">try {</text:span></text:p>
            <text:p text:style-name="P6"><text:span text:style-name="T4"><text:s text:c="4"/></text:span><text:span text:style-name="T4">// code that should throw</text:span></text:p>
            <text:p text:style-name="P6"><text:span text:style-name="T4"><text:s text:c="4"/></text:span><text:span text:style-name="T4">ASSERT(false);</text:span></text:p>
            <text:p text:style-name="P6"><text:span text:style-name="T4"><text:s text:c="2"/></text:span><text:span text:style-name="T4">} catch(const test_exception&amp;) {</text:span></text:p>
            <text:p text:style-name="P6"><text:span text:style-name="T4"><text:s text:c="2"/></text:span><text:span text:style-name="T4">}</text:span></text:p>
            <text:p text:style-name="P6"><text:span text:style-name="T4">TEST_END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4 righe su 5 sono superflue, agli occhi di colui che scrive il test...</text:span></text:p>
            </draw:text-box>
          </draw:frame>
        </presentation:notes>
      </draw:page>
      <draw:page draw:name="page3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8"><text:s text:c="2"/></text:span><text:span text:style-name="T8">try {</text:span></text:p>
            <text:p text:style-name="P6"><text:span text:style-name="T4"><text:s text:c="4"/></text:span><text:span text:style-name="T4">// code that should throw</text:span></text:p>
            <text:p text:style-name="P6"><text:span text:style-name="T8"><text:s text:c="4"/></text:span><text:span text:style-name="T8">ASSERT(false);</text:span></text:p>
            <text:p text:style-name="P6"><text:span text:style-name="T8"><text:s text:c="2"/></text:span><text:span text:style-name="T8">} catch(const test_exception&amp;) {</text:span></text:p>
            <text:p text:style-name="P6"><text:span text:style-name="T8"><text:s text:c="2"/></text:span><text:span text:style-name="T8">}</text:span></text:p>
            <text:p text:style-name="P6"><text:span text:style-name="T4">TEST_END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 eccole qui!</text:span></text:p>
            </draw:text-box>
          </draw:frame>
        </presentation:notes>
      </draw:page>
      <draw:page draw:name="page3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8"/></text:p>
            <text:p text:style-name="P6"><text:span text:style-name="T4"><text:s text:c="4"/></text:span><text:span text:style-name="T4">THROWS(code_that_should_throw());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4">TEST_END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 il controllo potrebbe essere condensato in una nuova macro.</text:span></text:p>
            </draw:text-box>
          </draw:frame>
        </presentation:notes>
      </draw:page>
      <draw:page draw:name="page36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9" draw:text-style-name="P8" draw:layer="layout" svg:width="15.239cm" svg:height="11.429cm" svg:x="1.905cm" svg:y="12.065cm" presentation:class="notes">
            <draw:text-box>
              <text:p><text:span text:style-name="T9">Se a volte l'uscita anticipata può essere anche auspicabile, di norma è più conveniente valutare quante più asserzioni possibili, perché l'informazione che si ottiene è maggiore, e maggiori sono dunque le probabilità di individuare il problema.</text:span></text:p>
            </draw:text-box>
          </draw:frame>
        </presentation:notes>
      </draw:page>
      <draw:page draw:name="page3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0);</text:span></text:p>
            <text:p text:style-name="P6"><text:span text:style-name="T4"><text:s text:c="2"/></text:span><text:span text:style-name="T4">ASSERT(j == 0);</text:span></text:p>
            <text:p text:style-name="P6"><text:span text:style-name="T4"/></text:p>
            <text:p text:style-name="P6"><text:span text:style-name="T4">TEST_END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0); // fails...</text:span></text:p>
            <text:p text:style-name="P6"><text:span text:style-name="T4"><text:s text:c="2"/></text:span><text:span text:style-name="T4">ASSERT(j == 0);</text:span></text:p>
            <text:p text:style-name="P6"><text:span text:style-name="T4"/></text:p>
            <text:p text:style-name="P6"><text:span text:style-name="T4">TEST_END</text:span></text:p>
            <text:p text:style-name="P6"><text:span text:style-name="T4"/></text:p>
            <text:p text:style-name="P6"><text:span text:style-name="T19">d:\projects\...\test_file.cpp(42) : test error - i == 0</text:span></text:p>
            <text:p text:style-name="P6"><text:span text:style-name="T19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Se la prima asserzione fallisce...</text:span></text:p>
            </draw:text-box>
          </draw:frame>
        </presentation:notes>
      </draw:page>
      <draw:page draw:name="page4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5" draw:text-style-name="P10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0); // fails...</text:span></text:p>
            <text:p text:style-name="P6"><text:span text:style-name="T4"><text:s text:c="2"/></text:span><text:span text:style-name="T22">ASSERT(j == 0); // not evaluated!</text:span></text:p>
            <text:p text:style-name="P6"><text:span text:style-name="T4"/></text:p>
            <text:p text:style-name="P6"><text:span text:style-name="T4">TEST_END</text:span></text:p>
            <text:p text:style-name="P6"><text:span text:style-name="T4"/></text:p>
            <text:p text:style-name="P6"><text:span text:style-name="T19">d:\projects\...\test_file.cpp(42) : test error - i == 0</text:span></text:p>
            <text:p text:style-name="P6"><text:span text:style-name="T19">test failed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 la seconda (e le successive) non viene valutata.</text:span></text:p>
            </draw:text-box>
          </draw:frame>
        </presentation:notes>
      </draw:page>
      <draw:page draw:name="page41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9" draw:text-style-name="P8" draw:layer="layout" svg:width="15.239cm" svg:height="11.429cm" svg:x="1.905cm" svg:y="12.065cm" presentation:class="notes">
            <draw:text-box>
              <text:p><text:span text:style-name="T9">Senza partizionamento è difficile estrarre la logica di funzionamento dell'oggetto sotto test (test poco leggibili).</text:span></text:p>
            </draw:text-box>
          </draw:frame>
        </presentation:notes>
      </draw:page>
      <draw:page draw:name="page4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...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questa è la struttura monolitica di partenza: 1 test-file/1 test. Perché è auspicabile introdurre una granularità di test più piccola?</text:span></text:p>
            </draw:text-box>
          </draw:frame>
        </presentation:notes>
      </draw:page>
      <draw:page draw:name="page4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5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test body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Il rischio è di costruire dei test poco esplicativi dell'oggetto sotto test. Prendiamo in considerazione il caso dello stack...</text:span></text:p>
            </draw:text-box>
          </draw:frame>
        </presentation:notes>
      </draw:page>
      <draw:page draw:name="page4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5"><text:s text:c="2"/></text:span><text:span text:style-name="T5">StringStack stack = StringStack();</text:span></text:p>
            <text:p text:style-name="P6"><text:span text:style-name="T5"><text:s text:c="2"/></text:span><text:span text:style-name="T5">ASSERT(stack.empty());</text:span></text:p>
            <text:p text:style-name="P6"><text:span text:style-name="T5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si inizia coll'istanziare uno stack. Questo è un buon momento per verificare che inizialmente lo stack è vuoto...</text:span></text:p>
            </draw:text-box>
          </draw:frame>
        </presentation:notes>
      </draw:page>
      <draw:page draw:name="page4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StringStack stack = StringStack();</text:span></text:p>
            <text:p text:style-name="P6"><text:span text:style-name="T4"><text:s text:c="2"/></text:span><text:span text:style-name="T4">ASSERT(stack.empty());</text:span></text:p>
            <text:p text:style-name="P6"><text:span text:style-name="T4"><text:s text:c="4"/></text:span></text:p>
            <text:p text:style-name="P6"><text:span text:style-name="T5"><text:s text:c="2"/></text:span><text:span text:style-name="T5">std::string aString = "Only String";</text:span></text:p>
            <text:p text:style-name="P6"><text:span text:style-name="T5"><text:s text:c="2"/></text:span><text:span text:style-name="T5">stack.push(aString);</text:span></text:p>
            <text:p text:style-name="P6"><text:span text:style-name="T5"><text:s text:c="2"/></text:span><text:span text:style-name="T5">ASSERT(!stack.empty());</text:span></text:p>
            <text:p text:style-name="P6"><text:span text:style-name="T4"><text:s text:c="4"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dopodiché che si può fare? Inserire una stringa, e verificare che lo stack non è più vuoto...</text:span></text:p>
            </draw:text-box>
          </draw:frame>
        </presentation:notes>
      </draw:page>
      <draw:page draw:name="page4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StringStack stack = StringStack();</text:span></text:p>
            <text:p text:style-name="P6"><text:span text:style-name="T4"><text:s text:c="2"/></text:span><text:span text:style-name="T4">ASSERT(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aString = "Only String";</text:span></text:p>
            <text:p text:style-name="P6"><text:span text:style-name="T4"><text:s text:c="2"/></text:span><text:span text:style-name="T4">stack.push(aString);</text:span></text:p>
            <text:p text:style-name="P6"><text:span text:style-name="T4"><text:s text:c="2"/></text:span><text:span text:style-name="T4">ASSERT(!stack.empty());</text:span></text:p>
            <text:p text:style-name="P6"><text:span text:style-name="T4"><text:s text:c="4"/></text:span></text:p>
            <text:p text:style-name="P6"><text:span text:style-name="T5"><text:s text:c="2"/></text:span><text:span text:style-name="T5">std::string topValue = stack.top();</text:span></text:p>
            <text:p text:style-name="P6"><text:span text:style-name="T5"><text:s text:c="2"/></text:span><text:span text:style-name="T5">ASSERT(aString == topValue);</text:span></text:p>
            <text:p text:style-name="P6"><text:span text:style-name="T5"><text:s text:c="2"/></text:span><text:span text:style-name="T5">ASSERT(!stack.empty())</text:span><text:span text:style-name="T4">;</text:span></text:p>
            <text:p text:style-name="P6"><text:span text:style-name="T4"><text:s text:c="4"/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A questo punto, avendo una stringa nello stack, siamo nelle condizioni di effettuare un top...</text:span></text:p>
            </draw:text-box>
          </draw:frame>
        </presentation:notes>
      </draw:page>
      <draw:page draw:name="page4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StringStack stack = StringStack();</text:span></text:p>
            <text:p text:style-name="P6"><text:span text:style-name="T4"><text:s text:c="2"/></text:span><text:span text:style-name="T4">ASSERT(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aString = "Only String";</text:span></text:p>
            <text:p text:style-name="P6"><text:span text:style-name="T4"><text:s text:c="2"/></text:span><text:span text:style-name="T4">stack.push(aString);</text:span></text:p>
            <text:p text:style-name="P6"><text:span text:style-name="T4"><text:s text:c="2"/></text:span><text:span text:style-name="T4">ASSERT(!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topValue = stack.top();</text:span></text:p>
            <text:p text:style-name="P6"><text:span text:style-name="T4"><text:s text:c="2"/></text:span><text:span text:style-name="T4">ASSERT(aString == topValue);</text:span></text:p>
            <text:p text:style-name="P6"><text:span text:style-name="T4"><text:s text:c="2"/></text:span><text:span text:style-name="T4">ASSERT(!stack.empty());</text:span></text:p>
            <text:p text:style-name="P6"><text:span text:style-name="T4"><text:s text:c="4"/></text:span></text:p>
            <text:p text:style-name="P6"><text:span text:style-name="T5"><text:s text:c="2"/></text:span><text:span text:style-name="T5">stack.pop();</text:span></text:p>
            <text:p text:style-name="P6"><text:span text:style-name="T5"><text:s text:c="2"/></text:span><text:span text:style-name="T5">ASSERT(stack.empty());</text:span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infine, si verifica il funzionamento del pop.</text:span></text:p>
            </draw:text-box>
          </draw:frame>
        </presentation:notes>
      </draw:page>
      <draw:page draw:name="page4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StringStack stack = StringStack();</text:span></text:p>
            <text:p text:style-name="P6"><text:span text:style-name="T4"><text:s text:c="2"/></text:span><text:span text:style-name="T4">ASSERT(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aString = "Only String";</text:span></text:p>
            <text:p text:style-name="P6"><text:span text:style-name="T4"><text:s text:c="2"/></text:span><text:span text:style-name="T4">stack.push(aString);</text:span></text:p>
            <text:p text:style-name="P6"><text:span text:style-name="T4"><text:s text:c="2"/></text:span><text:span text:style-name="T4">ASSERT(!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topValue = stack.top();</text:span></text:p>
            <text:p text:style-name="P6"><text:span text:style-name="T4"><text:s text:c="2"/></text:span><text:span text:style-name="T4">ASSERT(aString == topValue);</text:span></text:p>
            <text:p text:style-name="P6"><text:span text:style-name="T4"><text:s text:c="2"/></text:span><text:span text:style-name="T4">ASSERT(!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ack.pop();</text:span></text:p>
            <text:p text:style-name="P6"><text:span text:style-name="T4"><text:s text:c="2"/></text:span><text:span text:style-name="T4">ASSERT(stack.empty());</text:span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8" draw:layer="layout" svg:width="15.239cm" svg:height="11.429cm" svg:x="1.805cm" svg:y="11.965cm" presentation:class="notes" presentation:user-transformed="true">
            <draw:text-box>
              <text:p><text:span text:style-name="T9">Il problema? Non c'è stata pianificazione, e dal test non è immediato ricavare il comportamento dello stack. Certo, disciplina e commenti aiutano, ma si vorrebbe favorire un comportamento virtuoso...</text:span></text:p>
            </draw:text-box>
          </draw:frame>
        </presentation:notes>
      </draw:page>
      <draw:page draw:name="page50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Pattern “TestThrow” piuttosto prolisso</text:p>
              </text:list-item>
              <text:list-item>
                <text:p>Uscita anticipata dal test in caso d'errore</text:p>
              </text:list-item>
              <text:list-item>
                <text:p>Test monolitico</text:p>
              </text:list-item>
              <text:list-item>
                <text:p>Prospetto finale cablat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9" draw:text-style-name="P8" draw:layer="layout" svg:width="15.239cm" svg:height="11.429cm" svg:x="1.905cm" svg:y="12.065cm" presentation:class="notes">
            <draw:text-box>
              <text:p><text:span text:style-name="T9">Infine, il prospetto generato da gut è cablato, e non permette per esempio l'integrazione con sistemi di continuous integration (cfr. protocollo TAP).</text:span></text:p>
            </draw:text-box>
          </draw:frame>
        </presentation:notes>
      </draw:page>
      <draw:page draw:name="page52" draw:style-name="dp1" draw:master-page-name="Titolo2" presentation:presentation-page-layout-name="AL2T1" presentation:use-date-time-name="dtd1">
        <office:forms form:automatic-focus="false" form:apply-design-mode="false"/>
        <draw:frame presentation:style-name="pr7" draw:layer="layout" svg:width="27.94cm" svg:height="2.915cm" svg:x="3.047cm" svg:y="0.034cm" presentation:class="title" presentation:user-transformed="true">
          <draw:text-box>
            <text:p>Limiti</text:p>
          </draw:text-box>
        </draw:frame>
        <draw:frame presentation:style-name="pr8" draw:layer="layout" svg:width="27.94cm" svg:height="13.684cm" svg:x="3.047cm" svg:y="3.435cm" presentation:class="outline" presentation:user-transformed="true">
          <draw:text-box>
            <text:p/>
            <text:list text:style-name="L3">
              <text:list-item>
                <text:p>Messaggi d'errore poco circostanziati</text:p>
              </text:list-item>
              <text:list-item>
                <text:p><text:span text:style-name="T24">Pattern “TestThrow” piuttosto prolisso</text:span></text:p>
              </text:list-item>
              <text:list-item>
                <text:p><text:span text:style-name="T24">Uscita anticipata dal test in caso d'errore</text:span></text:p>
              </text:list-item>
              <text:list-item>
                <text:p>Test monolitico</text:p>
              </text:list-item>
              <text:list-item>
                <text:p><text:span text:style-name="T24">Prospetto finale cablat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9" draw:text-style-name="P8" draw:layer="layout" svg:width="15.239cm" svg:height="11.429cm" svg:x="1.905cm" svg:y="12.065cm" presentation:class="notes">
            <draw:text-box>
              <text:p><text:span text:style-name="T9">Prenderemo in considerazione due punti.</text:span></text:p>
            </draw:text-box>
          </draw:frame>
        </presentation:notes>
      </draw:page>
      <draw:page draw:name="page5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7.94cm" svg:height="2.915cm" svg:x="3.047cm" svg:y="0.034cm" presentation:class="title" presentation:user-transformed="true">
          <draw:text-box>
            <text:p><text:span text:style-name="T11">ASSERT /2</text:span>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Questa è la versione iniziale di ASSERT...</text:span></text:p>
            </draw:text-box>
          </draw:frame>
        </presentation:notes>
      </draw:page>
      <draw:page draw:name="page5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4">#include &lt;tes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17"/></text:p>
            <text:p text:style-name="P6"><text:span text:style-name="T19">d:\projects\...\test_file.cpp(42) : test error - i == j</text:span></text:p>
            <text:p text:style-name="P6"><text:span text:style-name="T19">test fail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 e questo il suo l'effetto.</text:span></text:p>
            </draw:text-box>
          </draw:frame>
        </presentation:notes>
      </draw:page>
      <draw:page draw:name="page5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...</text:span></text:p>
            <text:p text:style-name="P6"><text:span text:style-name="T5">#include &lt;gut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// ...</text:span></text:p>
            <text:p text:style-name="P6"><text:span text:style-name="T4"><text:s text:c="2"/></text:span><text:span text:style-name="T4">ASSERT(i == j);</text:span></text:p>
            <text:p text:style-name="P6"><text:span text:style-name="T4"/></text:p>
            <text:p text:style-name="P6"><text:span text:style-name="T4"/></text:p>
            <text:p text:style-name="P6"><text:span text:style-name="T4">TEST_END</text:span></text:p>
            <text:p text:style-name="P6"><text:span text:style-name="T17"/></text:p>
            <text:p text:style-name="P6"><text:span text:style-name="T19">d:\projects\...\test_file.cpp(42) : test error - i == j </text:span><text:span text:style-name="T12">evaluates to 1 == 2</text:span></text:p>
            <text:p text:style-name="P6"><text:span text:style-name="T19">test failed</text:span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Qui è evidenziata l'informazione che la nuova ASSERT deve produrre.</text:span></text:p>
            </draw:text-box>
          </draw:frame>
        </presentation:notes>
      </draw:page>
      <draw:page draw:name="page5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4.018cm" svg:x="3.047cm" svg:y="-1.069cm" presentation:class="title" presentation:user-transformed="true">
          <draw:text-box>
            <text:p><text:line-break/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25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expr_)) { \</text:span></text:p>
            <text:p text:style-name="P6"><text:span text:style-name="T4"><text:s text:c="4"/></text:span><text:span text:style-name="T4">std::cerr &lt;&lt; ... &lt;&lt; #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4">} while (0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Di nuovo la vecchia ASSERT...</text:span></text:p>
            </draw:text-box>
          </draw:frame>
        </presentation:notes>
      </draw:page>
      <draw:page draw:name="page5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</text:span><text:span text:style-name="T5">Capture()-&gt;*</text:span><text:span text:style-name="T4">expr_)) { \</text:span></text:p>
            <text:p text:style-name="P6"><text:span text:style-name="T4"><text:s text:c="4"/></text:span><text:span text:style-name="T4">std::cerr &lt;&lt; ... &lt;&lt; #expr_ &lt;&lt; </text:span><text:span text:style-name="T5">" evaluates to "</text:span><text:span text:style-name="T4"> </text:span><text:span text:style-name="T5">&lt;&lt; last_expr_</text:span><text:span text:style-name="T4">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questa la nuova.</text:span></text:p>
            </draw:text-box>
          </draw:frame>
        </presentation:notes>
      </draw:page>
      <draw:page draw:name="page5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expr_)) { \</text:span></text:p>
            <text:p text:style-name="P6"><text:span text:style-name="T4"><text:s text:c="4"/></text:span><text:span text:style-name="T4">std::cerr &lt;&lt; ... &lt;&lt; #expr_ 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4">ASSERT(i == j)</text:span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Esempio di espansione di un'applicazione di ASSERT.</text:span></text:p>
            </draw:text-box>
          </draw:frame>
        </presentation:notes>
      </draw:page>
      <draw:page draw:name="page5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expr_)) { \</text:span></text:p>
            <text:p text:style-name="P6"><text:span text:style-name="T4"><text:s text:c="4"/></text:span><text:span text:style-name="T4">std::cerr &lt;&lt; ... &lt;&lt; #expr_ 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8">ASSERT(i == j)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expr_)) { \</text:span></text:p>
            <text:p text:style-name="P6"><text:span text:style-name="T4"><text:s text:c="4"/></text:span><text:span text:style-name="T4">std::cerr &lt;&lt; ... &lt;&lt; #expr_ <text:s text:c="2"/>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expr_)) { \</text:span></text:p>
            <text:p text:style-name="P6"><text:span text:style-name="T4"><text:s text:c="4"/></text:span><text:span text:style-name="T4">std::cerr &lt;&lt; ... &lt;&lt; #expr_ 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8">ASSERT(i == j)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</text:span><text:span text:style-name="T5">i == j</text:span><text:span text:style-name="T4">)) { \</text:span></text:p>
            <text:p text:style-name="P6"><text:span text:style-name="T4"><text:s text:c="4"/></text:span><text:span text:style-name="T4">std::cerr &lt;&lt; ... &lt;&lt; </text:span><text:span text:style-name="T5">"i == j"</text:span><text:span text:style-name="T4"> 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SSERT /2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define ASSERT(expr_) \</text:span></text:p>
            <text:p text:style-name="P6"><text:span text:style-name="T4">do { \</text:span></text:p>
            <text:p text:style-name="P6"><text:span text:style-name="T4"><text:s text:c="2"/></text:span><text:span text:style-name="T4">if (!(Capture()-&gt;*expr_)) { \</text:span></text:p>
            <text:p text:style-name="P6"><text:span text:style-name="T4"><text:s text:c="4"/></text:span><text:span text:style-name="T4">std::cerr &lt;&lt; ... &lt;&lt; #expr_ &lt;&lt; " evaluates to " &lt;&lt; last_expr_ &lt;&lt; std::endl; \</text:span></text:p>
            <text:p text:style-name="P6"><text:span text:style-name="T4"><text:s text:c="4"/></text:span><text:span text:style-name="T4">throw test_error(); \</text:span></text:p>
            <text:p text:style-name="P6"><text:span text:style-name="T4"><text:s text:c="2"/></text:span><text:span text:style-name="T4">} \</text:span></text:p>
            <text:p text:style-name="P6"><text:span text:style-name="T25">} while (0)</text:span></text:p>
            <text:p text:style-name="P6"><text:span text:style-name="T4"/></text:p>
            <text:p text:style-name="P6"><text:span text:style-name="T8">ASSERT(i == j)</text:span></text:p>
            <text:p text:style-name="P6"><text:span text:style-name="T8">do { \</text:span></text:p>
            <text:p text:style-name="P6"><text:span text:style-name="T8"><text:s text:c="2"/></text:span><text:span text:style-name="T8">if (!(</text:span><text:span text:style-name="T4">Capture()-&gt;*i == j</text:span><text:span text:style-name="T8">)) { \</text:span></text:p>
            <text:p text:style-name="P6"><text:span text:style-name="T8"><text:s text:c="4"/></text:span><text:span text:style-name="T8">std::cerr &lt;&lt; ... &lt;&lt; "i == j" &lt;&lt; " evaluates to " &lt;&lt; last_expr_ &lt;&lt; std::endl; \</text:span></text:p>
            <text:p text:style-name="P6"><text:span text:style-name="T8"><text:s text:c="4"/></text:span><text:span text:style-name="T8">throw test_error(); \</text:span></text:p>
            <text:p text:style-name="P6"><text:span text:style-name="T8"><text:s text:c="2"/></text:span><text:span text:style-name="T8">} \</text:span></text:p>
            <text:p text:style-name="P6"><text:span text:style-name="T26">} while (0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La parte interessante è l'implementazione del tipo Capture...</text:span></text:p>
            </draw:text-box>
          </draw:frame>
        </presentation:notes>
      </draw:page>
      <draw:page draw:name="page6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<text:s text:c="2"/></text:span><text:span text:style-name="T4">Capture()-&gt;*i == j</text:span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9">...ed è quindi qui che ci si concentra.</text:span></text:p>
            </draw:text-box>
          </draw:frame>
        </presentation:notes>
      </draw:page>
      <draw:page draw:name="page6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8"><text:s text:c="2"/></text:span><text:span text:style-name="T8">Capture()-&gt;*i == j</text:span></text:p>
            <text:p text:style-name="P6"><text:span text:style-name="T4"><text:s text:c="2"/></text:span><text:span text:style-name="T4">Capture()-&gt;*(i) == j</text:span></text:p>
            <text:p text:style-name="P6"><text:span text:style-name="T4"/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L'operatore puntatore-a-membro ha precedenza rispetto a tutti gli operatori relazionali, quindi lo sfruttiamo per <text:s/>“catturare” il primo termine dell'espressione...</text:span></text:p>
            </draw:text-box>
          </draw:frame>
        </presentation:notes>
      </draw:page>
      <draw:page draw:name="page6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aptur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8"><text:s text:c="2"/></text:span><text:span text:style-name="T8">Capture()-&gt;*i == j</text:span></text:p>
            <text:p text:style-name="P6"><text:span text:style-name="T8"><text:s text:c="2"/></text:span><text:span text:style-name="T4">Capture()-&gt;*(i) == j <text:s text:c="25"/>struct Capture {</text:span></text:p>
            <text:p text:style-name="P6"><text:span text:style-name="T4"><text:s text:c="50"/></text:span><text:span text:style-name="T4">template&lt;typename T&gt;</text:span></text:p>
            <text:p text:style-name="P6"><text:span text:style-name="T4"><text:s text:c="50"/></text:span><text:span text:style-name="T4">Term&lt;T&gt; operator-&gt;*(const T&amp; term) {</text:span></text:p>
            <text:p text:style-name="P6"><text:span text:style-name="T4"><text:s text:c="52"/></text:span><text:span text:style-name="T4">return Term&lt;T&gt;(term);</text:span></text:p>
            <text:p text:style-name="P6"><text:span text:style-name="T4"><text:s text:c="50"/></text:span><text:span text:style-name="T4">}</text:span></text:p>
            <text:p text:style-name="P6"><text:span text:style-name="T4"><text:s text:c="48"/></text:span><text:span text:style-name="T4">};</text:span></text:p>
            <text:p text:style-name="P6"><text:span text:style-name="T4"/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L'operatore puntatore-a-membro di Capture crea un oggetto temporaneo Term a partire dal primo termine dell'espressione...</text:p>
            </draw:text-box>
          </draw:frame>
        </presentation:notes>
      </draw:page>
      <draw:page draw:name="page6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8"><text:s text:c="2"/></text:span><text:span text:style-name="T8">Capture()-&gt;*i == j</text:span></text:p>
            <text:p text:style-name="P6"><text:span text:style-name="T8"><text:s text:c="2"/></text:span><text:span text:style-name="T8">Capture()-&gt;*(i) == j <text:s text:c="25"/>struct Capture {</text:span></text:p>
            <text:p text:style-name="P6"><text:span text:style-name="T8"><text:s text:c="50"/></text:span><text:span text:style-name="T8">template&lt;typename T&gt;</text:span></text:p>
            <text:p text:style-name="P6"><text:span text:style-name="T4"><text:s text:c="50"/></text:span><text:span text:style-name="T8">Term&lt;T&gt; operator-&gt;*(const T&amp; term) {</text:span></text:p>
            <text:p text:style-name="P6"><text:span text:style-name="T4"><text:s text:c="48"/></text:span><text:span text:style-name="T8"><text:s text:c="4"/></text:span><text:span text:style-name="T8">return Term&lt;T&gt;(term);</text:span></text:p>
            <text:p text:style-name="P6"><text:span text:style-name="T4"><text:s text:c="50"/></text:span><text:span text:style-name="T8">}</text:span></text:p>
            <text:p text:style-name="P6"><text:span text:style-name="T4"><text:s text:c="2"/></text:span><text:span text:style-name="T4">Term&lt;int&gt;(i) == j <text:s text:c="28"/></text:span><text:span text:style-name="T8">};</text:span></text:p>
            <text:p text:style-name="P6"><text:span text:style-name="T4"/></text:p>
            <text:p text:style-name="P6"><text:span text:style-name="T4"/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L'oggetto Term riceve il valore del primo termine dell'espressione nel costruttore...</text:p>
            </draw:text-box>
          </draw:frame>
        </presentation:notes>
      </draw:page>
      <draw:page draw:name="page6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4"><text:s text:c="2"/></text:span><text:span text:style-name="T4">Term&lt;int&gt;(i) == j <text:s text:c="28"/>template&lt;typename T&gt;</text:span></text:p>
            <text:p text:style-name="P6"><text:span text:style-name="T4"><text:s text:c="48"/></text:span><text:span text:style-name="T4">class Term {</text:span></text:p>
            <text:p text:style-name="P6"><text:span text:style-name="T4"><text:s text:c="50"/></text:span><text:span text:style-name="T4">const T&amp; lhs_;</text:span></text:p>
            <text:p text:style-name="P6"><text:span text:style-name="T4"><text:s text:c="48"/></text:span><text:span text:style-name="T4">public:</text:span></text:p>
            <text:p text:style-name="P6"><text:span text:style-name="T4"><text:s text:c="50"/></text:span><text:span text:style-name="T4">Term(const T&amp; lhs) : lhs_(lhs) { }</text:span></text:p>
            <text:p text:style-name="P6"><text:span text:style-name="T25"><text:s text:c="48"/></text:span><text:span text:style-name="T25">};</text:span></text:p>
            <text:p text:style-name="P6"><text:span text:style-name="T18"/></text:p>
          </draw:text-box>
        </draw:fram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... e lo copia in un membro privato.</text:p>
            </draw:text-box>
          </draw:frame>
        </presentation:notes>
      </draw:page>
      <draw:page draw:name="page6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4"><text:s text:c="2"/></text:span><text:span text:style-name="T4">Term&lt;int&gt;(i) == j <text:s text:c="28"/></text:span><text:span text:style-name="T8">template&lt;typename T&gt;</text:span></text:p>
            <text:p text:style-name="P6"><text:span text:style-name="T4"><text:s text:c="48"/></text:span><text:span text:style-name="T8">class Term {</text:span></text:p>
            <text:p text:style-name="P6"><text:span text:style-name="T4"><text:s text:c="48"/></text:span><text:span text:style-name="T8"><text:s text:c="2"/></text:span><text:span text:style-name="T8">const T&amp; lhs_;</text:span></text:p>
            <text:p text:style-name="P6"><text:span text:style-name="T4"><text:s text:c="48"/></text:span><text:span text:style-name="T8">public:</text:span></text:p>
            <text:p text:style-name="P6"><text:span text:style-name="T4"><text:s text:c="48"/></text:span><text:span text:style-name="T8"><text:s text:c="2"/></text:span><text:span text:style-name="T8">Term(const T&amp; lhs) : lhs_(lhs) { }</text:span></text:p>
            <text:p text:style-name="P6"><text:span text:style-name="T4"><text:s text:c="50"/></text:span><text:span text:style-name="T4">template&lt;typename U&gt;</text:span></text:p>
            <text:p text:style-name="P6"><text:span text:style-name="T4"><text:s text:c="50"/></text:span><text:span text:style-name="T4">bool operator==(const U&amp; rhs) const {</text:span></text:p>
            <text:p text:style-name="P6"><text:span text:style-name="T4"><text:s text:c="52"/></text:span><text:span text:style-name="T4">// lhs_ == i, rhs == j</text:span></text:p>
            <text:p text:style-name="P6"><text:span text:style-name="T4"><text:s text:c="52"/></text:span><text:span text:style-name="T4">// ...</text:span></text:p>
            <text:p text:style-name="P6"><text:span text:style-name="T4"/></text:p>
            <text:p text:style-name="P6"><text:span text:style-name="T4"/></text:p>
            <text:p text:style-name="P6"><text:span text:style-name="T25"><text:s text:c="50"/></text:span><text:span text:style-name="T25">}</text:span></text:p>
            <text:p text:style-name="P6"><text:span text:style-name="T25"><text:s text:c="48"/></text:span><text:span text:style-name="T25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L'operatore di uguaglianza di Term riceve invece il secondo termine dell'espressione. Il template U consente l'applicazione della macro su espressioni che operano su tipi diversi.</text:p>
            </draw:text-box>
          </draw:frame>
        </presentation:notes>
      </draw:page>
      <draw:page draw:name="page6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<text:s text:c="2"/></text:span><text:span text:style-name="T4">Term&lt;int&gt;(i) == j <text:s text:c="28"/></text:span><text:span text:style-name="T8">template&lt;typename T&gt;</text:span></text:p>
            <text:p text:style-name="P6"><text:span text:style-name="T4"><text:s text:c="48"/></text:span><text:span text:style-name="T8">class Term {</text:span></text:p>
            <text:p text:style-name="P6"><text:span text:style-name="T4"><text:s text:c="48"/></text:span><text:span text:style-name="T8"><text:s text:c="2"/></text:span><text:span text:style-name="T8">const T&amp; lhs_;</text:span></text:p>
            <text:p text:style-name="P6"><text:span text:style-name="T4"><text:s text:c="48"/></text:span><text:span text:style-name="T8">public:</text:span></text:p>
            <text:p text:style-name="P6"><text:span text:style-name="T4"><text:s text:c="48"/></text:span><text:span text:style-name="T8"><text:s text:c="2"/></text:span><text:span text:style-name="T8">Term(const T&amp; lhs) : lhs_(lhs) { }</text:span></text:p>
            <text:p text:style-name="P6"><text:span text:style-name="T4"><text:s text:c="50"/></text:span><text:span text:style-name="T4">template&lt;typename U&gt;</text:span></text:p>
            <text:p text:style-name="P6"><text:span text:style-name="T4"><text:s text:c="50"/></text:span><text:span text:style-name="T4">bool operator==(const U&amp; rhs) const {</text:span></text:p>
            <text:p text:style-name="P6"><text:span text:style-name="T5"><text:s text:c="52"/></text:span><text:span text:style-name="T5">std::ostringstream oss;</text:span></text:p>
            <text:p text:style-name="P6"><text:span text:style-name="T27"><text:s text:c="52"/></text:span><text:span text:style-name="T27">oss &lt;&lt; lhs_ &lt;&lt; " == " &lt;&lt; rhs;</text:span></text:p>
            <text:p text:style-name="P6"><text:span text:style-name="T27"><text:s text:c="52"/></text:span><text:span text:style-name="T27">last_expr_ = oss.str();</text:span></text:p>
            <text:p text:style-name="P6"><text:span text:style-name="T25"><text:s text:c="52"/></text:span><text:span text:style-name="T25">// ...</text:span></text:p>
            <text:p text:style-name="P6"><text:span text:style-name="T25"><text:s text:c="50"/></text:span><text:span text:style-name="T25">}</text:span></text:p>
            <text:p text:style-name="P6"><text:span text:style-name="T25"><text:s text:c="48"/></text:span><text:span text:style-name="T25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A questo punto è possibile istanziare last_expr_...</text:p>
            </draw:text-box>
          </draw:frame>
        </presentation:notes>
      </draw:page>
      <draw:page draw:name="page6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<text:s text:c="2"/></text:span><text:span text:style-name="T4">Term&lt;int&gt;(i) == j <text:s text:c="28"/></text:span><text:span text:style-name="T8">template&lt;typename T&gt;</text:span></text:p>
            <text:p text:style-name="P6"><text:span text:style-name="T4"><text:s text:c="48"/></text:span><text:span text:style-name="T8">class Term {</text:span></text:p>
            <text:p text:style-name="P6"><text:span text:style-name="T4"><text:s text:c="48"/></text:span><text:span text:style-name="T8"><text:s text:c="2"/></text:span><text:span text:style-name="T8">const T&amp; lhs_;</text:span></text:p>
            <text:p text:style-name="P6"><text:span text:style-name="T4"><text:s text:c="48"/></text:span><text:span text:style-name="T8">public:</text:span></text:p>
            <text:p text:style-name="P6"><text:span text:style-name="T4"><text:s text:c="48"/></text:span><text:span text:style-name="T8"><text:s text:c="2"/></text:span><text:span text:style-name="T8">Term(const T&amp; lhs) : lhs_(lhs) { }</text:span></text:p>
            <text:p text:style-name="P6"><text:span text:style-name="T4"><text:s text:c="50"/></text:span><text:span text:style-name="T4">template&lt;typename U&gt;</text:span></text:p>
            <text:p text:style-name="P6"><text:span text:style-name="T4"><text:s text:c="50"/></text:span><text:span text:style-name="T4">bool operator==(const U&amp; rhs) const {</text:span></text:p>
            <text:p text:style-name="P6"><text:span text:style-name="T4"><text:s text:c="52"/></text:span><text:span text:style-name="T4">std::ostringstream oss;</text:span></text:p>
            <text:p text:style-name="P6"><text:span text:style-name="T25"><text:s text:c="52"/></text:span><text:span text:style-name="T25">oss &lt;&lt; lhs_ &lt;&lt; " == " &lt;&lt; rhs;</text:span></text:p>
            <text:p text:style-name="P6"><text:span text:style-name="T25"><text:s text:c="52"/></text:span><text:span text:style-name="T25">last_expr_ = oss.str();</text:span></text:p>
            <text:p text:style-name="P6"><text:span text:style-name="T27"><text:s text:c="52"/></text:span><text:span text:style-name="T27">return lhs_ == rhs;</text:span></text:p>
            <text:p text:style-name="P6"><text:span text:style-name="T25"><text:s text:c="50"/></text:span><text:span text:style-name="T25">}</text:span></text:p>
            <text:p text:style-name="P6"><text:span text:style-name="T25"><text:s text:c="48"/></text:span><text:span text:style-name="T25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... e valutare l'espressione originale.</text:p>
            </draw:text-box>
          </draw:frame>
        </presentation:notes>
      </draw:page>
      <draw:page draw:name="page7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rm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<text:s text:c="2"/></text:span><text:span text:style-name="T4">Term&lt;int&gt;(i) == j <text:s text:c="28"/></text:span><text:span text:style-name="T8">template&lt;typename T&gt;</text:span></text:p>
            <text:p text:style-name="P6"><text:span text:style-name="T4"><text:s text:c="48"/></text:span><text:span text:style-name="T8">class Term {</text:span></text:p>
            <text:p text:style-name="P6"><text:span text:style-name="T4"><text:s text:c="48"/></text:span><text:span text:style-name="T8"><text:s text:c="2"/></text:span><text:span text:style-name="T8">const T&amp; lhs_;</text:span></text:p>
            <text:p text:style-name="P6"><text:span text:style-name="T4"><text:s text:c="48"/></text:span><text:span text:style-name="T8">public:</text:span></text:p>
            <text:p text:style-name="P6"><text:span text:style-name="T4"><text:s text:c="48"/></text:span><text:span text:style-name="T8"><text:s text:c="2"/></text:span><text:span text:style-name="T8">Term(const T&amp; lhs) : lhs_(lhs) { }</text:span></text:p>
            <text:p text:style-name="P6"><text:span text:style-name="T4"><text:s text:c="50"/></text:span><text:span text:style-name="T4">template&lt;typename U&gt;</text:span></text:p>
            <text:p text:style-name="P6"><text:span text:style-name="T4"><text:s text:c="50"/></text:span><text:span text:style-name="T4">bool operator==(const U&amp; rhs) const {</text:span></text:p>
            <text:p text:style-name="P6"><text:span text:style-name="T4"><text:s text:c="52"/></text:span><text:span text:style-name="T4">std::ostringstream oss;</text:span></text:p>
            <text:p text:style-name="P6"><text:span text:style-name="T25"><text:s text:c="52"/></text:span><text:span text:style-name="T25">oss &lt;&lt; lhs_ &lt;&lt; " == " &lt;&lt; rhs;</text:span></text:p>
            <text:p text:style-name="P6"><text:span text:style-name="T25"><text:s text:c="52"/></text:span><text:span text:style-name="T25">last_expr_ = oss.str();</text:span></text:p>
            <text:p text:style-name="P6"><text:span text:style-name="T25"><text:s text:c="52"/></text:span><text:span text:style-name="T25">return lhs_ == rhs;</text:span></text:p>
            <text:p text:style-name="P6"><text:span text:style-name="T25"><text:s text:c="50"/></text:span><text:span text:style-name="T25">}</text:span></text:p>
            <text:p text:style-name="P6"><text:span text:style-name="T25"><text:s text:c="48"/></text:span><text:span text:style-name="T25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Da qui in poi, c'è “solo” infrastruttura...</text:span></text:p>
              <text:p><text:span text:style-name="T9"/></text:p>
            </draw:text-box>
          </draw:frame>
        </presentation:notes>
      </draw:page>
      <draw:page draw:name="page7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Passiamo alla segmentazione del test-file...</text:span></text:p>
            </draw:text-box>
          </draw:frame>
        </presentation:notes>
      </draw:page>
      <draw:page draw:name="page7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monolitico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_BEGIN</text:span></text:p>
            <text:p text:style-name="P6"><text:span text:style-name="T4"/></text:p>
            <text:p text:style-name="P6"><text:span text:style-name="T4"><text:s text:c="2"/></text:span><text:span text:style-name="T4">StringStack stack = StringStack();</text:span></text:p>
            <text:p text:style-name="P6"><text:span text:style-name="T4"><text:s text:c="2"/></text:span><text:span text:style-name="T4">CHECK(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aString = "Only String";</text:span></text:p>
            <text:p text:style-name="P6"><text:span text:style-name="T4"><text:s text:c="2"/></text:span><text:span text:style-name="T4">stack.push(aString);</text:span></text:p>
            <text:p text:style-name="P6"><text:span text:style-name="T4"><text:s text:c="2"/></text:span><text:span text:style-name="T4">CHECK(!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d::string topValue = stack.top();</text:span></text:p>
            <text:p text:style-name="P6"><text:span text:style-name="T4"><text:s text:c="2"/></text:span><text:span text:style-name="T4">CHECK(aString == topValue);</text:span></text:p>
            <text:p text:style-name="P6"><text:span text:style-name="T4"><text:s text:c="2"/></text:span><text:span text:style-name="T4">CHECK(!stack.empty());</text:span></text:p>
            <text:p text:style-name="P6"><text:span text:style-name="T4"><text:s text:c="4"/></text:span></text:p>
            <text:p text:style-name="P6"><text:span text:style-name="T4"><text:s text:c="2"/></text:span><text:span text:style-name="T4">stack.pop();</text:span></text:p>
            <text:p text:style-name="P6"><text:span text:style-name="T4"><text:s text:c="2"/></text:span><text:span text:style-name="T4">CHECK(stack.empty());</text:span></text:p>
            <text:p text:style-name="P6"><text:span text:style-name="T4"/></text:p>
            <text:p text:style-name="P6"><text:span text:style-name="T4">TEST_E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2" presentation:class="page"/>
          <draw:frame presentation:style-name="pr6" draw:text-style-name="P8" draw:layer="layout" svg:width="15.239cm" svg:height="11.429cm" svg:x="1.805cm" svg:y="11.965cm" presentation:class="notes" presentation:user-transformed="true">
            <draw:text-box>
              <text:p>... riprendendo il test monolitico (e le relative considerazioni)...</text:p>
            </draw:text-box>
          </draw:frame>
        </presentation:notes>
      </draw:page>
      <draw:page draw:name="page7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cas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23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si può forzare un comportamento più virtuoso?</text:span></text:p>
            </draw:text-box>
          </draw:frame>
        </presentation:notes>
      </draw:page>
      <draw:page draw:name="page7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5">TEST("initial stack is empty") {</text:span></text:p>
            <text:p text:style-name="P6"><text:span text:style-name="T5"><text:s text:c="2"/></text:span><text:span text:style-name="T5">StringStack anEmptyStack;</text:span></text:p>
            <text:p text:style-name="P6"><text:span text:style-name="T5"><text:s text:c="2"/></text:span><text:span text:style-name="T5">CHECK(anEmptyStack.empty());</text:span></text:p>
            <text:p text:style-name="P6"><text:span text:style-name="T5">}</text:span></text:p>
            <text:p text:style-name="P6"><text:span text:style-name="T4"/></text:p>
            <text:p text:style-name="P6"><text:span text:style-name="T4"/></text:p>
            <text:p text:style-name="P6"><text:span text:style-name="T23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Per esempio, consentendo una serie di TEST, cui si deve assegnare un nome...</text:span></text:p>
            </draw:text-box>
          </draw:frame>
        </presentation:notes>
      </draw:page>
      <draw:page draw:name="page7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5">TEST("items are extracted in last-in-first-out order") {</text:span></text:p>
            <text:p text:style-name="P6"><text:span text:style-name="T5"><text:s text:c="2"/></text:span><text:span text:style-name="T5">StringStack aStackWithManyElements;</text:span></text:p>
            <text:p text:style-name="P6"><text:span text:style-name="T5"><text:s text:c="2"/></text:span><text:span text:style-name="T5">aStackWithManyElements.push("one");</text:span></text:p>
            <text:p text:style-name="P6"><text:span text:style-name="T5"><text:s text:c="2"/></text:span><text:span text:style-name="T5">aStackWithManyElements.push("two");</text:span></text:p>
            <text:p text:style-name="P6"><text:span text:style-name="T5"/></text:p>
            <text:p text:style-name="P6"><text:span text:style-name="T5"><text:s text:c="2"/></text:span><text:span text:style-name="T5">CHECK(aStackWithManyElements.top() == "two");</text:span></text:p>
            <text:p text:style-name="P6"><text:span text:style-name="T5"><text:s text:c="2"/></text:span><text:span text:style-name="T5">aStackWithManyElements.pop();</text:span></text:p>
            <text:p text:style-name="P6"><text:span text:style-name="T5"><text:s text:c="2"/></text:span><text:span text:style-name="T5">CHECK(aStackWithManyElements.top() == "one");</text:span></text:p>
            <text:p text:style-name="P6"><text:span text:style-name="T5"><text:s text:c="2"/></text:span><text:span text:style-name="T5">aStackWithManyElements.pop();</text:span></text:p>
            <text:p text:style-name="P6"><text:span text:style-name="T5"><text:s text:c="2"/></text:span><text:span text:style-name="T5">CHECK(aStackWithManyElements.empty());</text:span></text:p>
            <text:p text:style-name="P6"><text:span text:style-name="T5">}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Un secondo esempio di test, più corposo...</text:span></text:p>
            </draw:text-box>
          </draw:frame>
        </presentation:notes>
      </draw:page>
      <draw:page draw:name="page7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items are extracted in last-in-first-out order") {</text:span></text:p>
            <text:p text:style-name="P6"><text:span text:style-name="T4"><text:s text:c="2"/></text:span><text:span text:style-name="T4">StringStack aStackWithManyElements;</text:span></text:p>
            <text:p text:style-name="P6"><text:span text:style-name="T4"><text:s text:c="2"/></text:span><text:span text:style-name="T4">aStackWithManyElements.push("one");</text:span></text:p>
            <text:p text:style-name="P6"><text:span text:style-name="T4"><text:s text:c="2"/></text:span><text:span text:style-name="T4">aStackWithManyElements.push("two");</text:span></text:p>
            <text:p text:style-name="P6"><text:span text:style-name="T4"/></text:p>
            <text:p text:style-name="P6"><text:span text:style-name="T4"><text:s text:c="2"/></text:span><text:span text:style-name="T4">CHECK(aStackWithManyElements.top() == "two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CHECK(aStackWithManyElements.top() == "one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CHECK(aStackWithManyElements.empty());</text:span></text:p>
            <text:p text:style-name="P6"><text:span text:style-name="T4">}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Il nome del test dichiara una caratteristica osservabile dell'oggetto sotto test, il corpo del test ne verifica il soddisfacimento.</text:span></text:p>
            </draw:text-box>
          </draw:frame>
        </presentation:notes>
      </draw:page>
      <draw:page draw:name="page7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AA /arrang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8"><text:s text:c="2"/></text:span><text:span text:style-name="T8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items are extracted in last-in-first-out order") {</text:span></text:p>
            <text:p text:style-name="P6"><text:span text:style-name="T4"><text:s text:c="2"/></text:span><text:span text:style-name="T4">StringStack aStackWithManyElements;</text:span></text:p>
            <text:p text:style-name="P6"><text:span text:style-name="T4"><text:s text:c="2"/></text:span><text:span text:style-name="T4">aStackWithManyElements.push("one");</text:span></text:p>
            <text:p text:style-name="P6"><text:span text:style-name="T4"><text:s text:c="2"/></text:span><text:span text:style-name="T4">aStackWithManyElements.push("two");</text:span></text:p>
            <text:p text:style-name="P6"><text:span text:style-name="T8"/></text:p>
            <text:p text:style-name="P6"><text:span text:style-name="T8"><text:s text:c="2"/></text:span><text:span text:style-name="T8">CHECK(aStackWithManyElements.top() == "two");</text:span></text:p>
            <text:p text:style-name="P6"><text:span text:style-name="T8"><text:s text:c="2"/></text:span><text:span text:style-name="T8">aStackWithManyElements.pop();</text:span></text:p>
            <text:p text:style-name="P6"><text:span text:style-name="T8"><text:s text:c="2"/></text:span><text:span text:style-name="T8">CHECK(aStackWithManyElements.top() == "one");</text:span></text:p>
            <text:p text:style-name="P6"><text:span text:style-name="T8"><text:s text:c="2"/></text:span><text:span text:style-name="T8">aStackWithManyElements.pop();</text:span></text:p>
            <text:p text:style-name="P6"><text:span text:style-name="T8"><text:s text:c="2"/></text:span><text:span text:style-name="T8">CHECK(aStackWithManyElements.empty());</text:span></text:p>
            <text:p text:style-name="P6"><text:span text:style-name="T4">}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I test si compongono di tre fasi: la prima si occupa di definire il contesto del test...</text:span></text:p>
            </draw:text-box>
          </draw:frame>
        </presentation:notes>
      </draw:page>
      <draw:page draw:name="page7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AA /ac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8"><text:s text:c="2"/></text:span><text:span text:style-name="T8">StringStack anEmptyStack;</text:span></text:p>
            <text:p text:style-name="P6"><text:span text:style-name="T8"><text:s text:c="2"/></text:span><text:span text:style-name="T8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items are extracted in last-in-first-out order") {</text:span></text:p>
            <text:p text:style-name="P6"><text:span text:style-name="T8"><text:s text:c="2"/></text:span><text:span text:style-name="T8">StringStack aStackWithManyElements;</text:span></text:p>
            <text:p text:style-name="P6"><text:span text:style-name="T8"><text:s text:c="2"/></text:span><text:span text:style-name="T8">aStackWithManyElements.push("one");</text:span></text:p>
            <text:p text:style-name="P6"><text:span text:style-name="T8"><text:s text:c="2"/></text:span><text:span text:style-name="T8">aStackWithManyElements.push("two");</text:span></text:p>
            <text:p text:style-name="P6"><text:span text:style-name="T8"/></text:p>
            <text:p text:style-name="P6"><text:span text:style-name="T8"><text:s text:c="2"/></text:span><text:span text:style-name="T8">CHECK(aStackWithManyElements.top() == "two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8"><text:s text:c="2"/></text:span><text:span text:style-name="T8">CHECK(aStackWithManyElements.top() == "one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8"><text:s text:c="2"/></text:span><text:span text:style-name="T8">CHECK(aStackWithManyElements.empty());</text:span></text:p>
            <text:p text:style-name="P6"><text:span text:style-name="T4">}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la seconda attiva le funzionalità coinvolte...</text:span></text:p>
            </draw:text-box>
          </draw:frame>
        </presentation:notes>
      </draw:page>
      <draw:page draw:name="page7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AAA /asser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8"><text:s text:c="2"/></text:span><text:span text:style-name="T8">StringStack anEmptyStack;</text:span></text:p>
            <text:p text:style-name="P6"><text:span text:style-name="T4"><text:s text:c="2"/></text:span><text:span text:style-name="T4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items are extracted in last-in-first-out order") {</text:span></text:p>
            <text:p text:style-name="P6"><text:span text:style-name="T8"><text:s text:c="2"/></text:span><text:span text:style-name="T8">StringStack aStackWithManyElements;</text:span></text:p>
            <text:p text:style-name="P6"><text:span text:style-name="T8"><text:s text:c="2"/></text:span><text:span text:style-name="T8">aStackWithManyElements.push("one");</text:span></text:p>
            <text:p text:style-name="P6"><text:span text:style-name="T8"><text:s text:c="2"/></text:span><text:span text:style-name="T8">aStackWithManyElements.push("two");</text:span></text:p>
            <text:p text:style-name="P6"><text:span text:style-name="T4"/></text:p>
            <text:p text:style-name="P6"><text:span text:style-name="T4"><text:s text:c="2"/></text:span><text:span text:style-name="T4">CHECK(aStackWithManyElements.top() == "two");</text:span></text:p>
            <text:p text:style-name="P6"><text:span text:style-name="T8"><text:s text:c="2"/></text:span><text:span text:style-name="T8">aStackWithManyElements.pop();</text:span></text:p>
            <text:p text:style-name="P6"><text:span text:style-name="T4"><text:s text:c="2"/></text:span><text:span text:style-name="T4">CHECK(aStackWithManyElements.top() == "one");</text:span></text:p>
            <text:p text:style-name="P6"><text:span text:style-name="T8"><text:s text:c="2"/></text:span><text:span text:style-name="T8">aStackWithManyElements.pop();</text:span></text:p>
            <text:p text:style-name="P6"><text:span text:style-name="T4"><text:s text:c="2"/></text:span><text:span text:style-name="T4">CHECK(aStackWithManyElements.empty());</text:span></text:p>
            <text:p text:style-name="P6"><text:span text:style-name="T4">}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7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l'ultima consiste nel verificare lo stato finale dell'oggetto.</text:span></text:p>
            </draw:text-box>
          </draw:frame>
        </presentation:notes>
      </draw:page>
      <draw:page draw:name="page8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5">TEST("top called on an empty stack throws an exception") {</text:span></text:p>
            <text:p text:style-name="P6"><text:span text:style-name="T5"><text:s text:c="2"/></text:span><text:span text:style-name="T5">StringStack anEmptyStack;</text:span></text:p>
            <text:p text:style-name="P6"><text:span text:style-name="T5"><text:s text:c="2"/></text:span><text:span text:style-name="T5">THROWS(anEmptyStack.top(), stack_empty);</text:span></text:p>
            <text:p text:style-name="P6"><text:span text:style-name="T5">}</text:span></text:p>
            <text:p text:style-name="P6"><text:span text:style-name="T5"/></text:p>
            <text:p text:style-name="P6"><text:span text:style-name="T5">TEST("pop called on an empty stack throws an exception") {</text:span></text:p>
            <text:p text:style-name="P6"><text:span text:style-name="T5"><text:s text:c="2"/></text:span><text:span text:style-name="T5">StringStack anEmptyStack;</text:span></text:p>
            <text:p text:style-name="P6"><text:span text:style-name="T5"><text:s text:c="2"/></text:span><text:span text:style-name="T5">THROWS(anEmptyStack.pop(), stack_empty);</text:span></text:p>
            <text:p text:style-name="P6"><text:span text:style-name="T5">}</text:span></text:p>
            <text:p text:style-name="P6"><text:span text:style-name="T4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Altri test che completano la definizione del funzionamento dello stack.</text:span></text:p>
            </draw:text-box>
          </draw:frame>
        </presentation:notes>
      </draw:page>
      <draw:page draw:name="page8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19">Test suite started...</text:span></text:p>
            <text:p text:style-name="P6"><text:span text:style-name="T19">initial stack is empty: OK</text:span></text:p>
            <text:p text:style-name="P6"><text:span text:style-name="T19">items are extracted in last-in-first-out order: OK</text:span></text:p>
            <text:p text:style-name="P6"><text:span text:style-name="T19">top called on an empty stack throws an exception: OK</text:span></text:p>
            <text:p text:style-name="P6"><text:span text:style-name="T19">pop called on an empty stack throws an exception: OK</text:span></text:p>
            <text:p text:style-name="P6"><text:span text:style-name="T19">Ran 4 test(s) in 0.002 s.</text:span></text:p>
            <text:p text:style-name="P6"><text:span text:style-name="T19">OK - all tests passed.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8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Il prospetto finale prodotto da gut è particolarmente leggibile...</text:span></text:p>
            </draw:text-box>
          </draw:frame>
        </presentation:notes>
      </draw:page>
      <draw:page draw:name="page8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Specifich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// ...</text:span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>Test suite started...</text:span></text:p>
            <text:p text:style-name="P6"><text:span text:style-name="T19">initial stack is empty: OK</text:span></text:p>
            <text:p text:style-name="P6"><text:span text:style-name="T19">items are extracted in last-in-first-out order: FAILED</text:span></text:p>
            <text:p text:style-name="P6"><text:span text:style-name="T19"><text:s/></text:span><text:span text:style-name="T19">C:\...\stack.cpp(30) : [error] aStackWithManyElements.top() == "two" evaluates to "one" == "two"</text:span></text:p>
            <text:p text:style-name="P6"><text:span text:style-name="T19"><text:s/></text:span><text:span text:style-name="T19">C:\...\stack.cpp(32) : [error] aStackWithManyElements.top() == "one" evaluates to "two" == "one"</text:span></text:p>
            <text:p text:style-name="P6"><text:span text:style-name="T19">top called on an empty stack throws an exception: OK</text:span></text:p>
            <text:p text:style-name="P6"><text:span text:style-name="T19">pop called on an empty stack throws an exception: OK</text:span></text:p>
            <text:p text:style-name="P6"><text:span text:style-name="T19">Ran 4 test(s) in 0.001 s.</text:span></text:p>
            <text:p text:style-name="P6"><text:span text:style-name="T19">FAILED - 2 failure(s) in 1 test(s)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2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e la contestualizzazione dell'errore è immediata. In questo caso sembra che lo stack implementi una logica FIFO.</text:span></text:p>
            </draw:text-box>
          </draw:frame>
        </presentation:notes>
      </draw:page>
      <draw:page draw:name="page8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procedural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empty") {</text:span></text:p>
            <text:p text:style-name="P6"><text:span text:style-name="T4"><text:s text:c="2"/></text:span><text:span text:style-name="T4">StringStack aStack;</text:span></text:p>
            <text:p text:style-name="P6"><text:span text:style-name="T4"><text:s text:c="2"/></text:span><text:span text:style-name="T4">CHECK(aStack.empty());</text:span></text:p>
            <text:p text:style-name="P6"><text:span text:style-name="T4"/></text:p>
            <text:p text:style-name="P6"><text:span text:style-name="T4"><text:s text:c="2"/></text:span><text:span text:style-name="T4">aStack.push("one");</text:span></text:p>
            <text:p text:style-name="P6"><text:span text:style-name="T4"><text:s text:c="2"/></text:span><text:span text:style-name="T4">CHECK(!aStack.empty());</text:span></text:p>
            <text:p text:style-name="P6"><text:span text:style-name="T4"/></text:p>
            <text:p text:style-name="P6"><text:span text:style-name="T4"><text:s text:c="2"/></text:span><text:span text:style-name="T4">aStack.pop();</text:span></text:p>
            <text:p text:style-name="P6"><text:span text:style-name="T4"><text:s text:c="2"/></text:span><text:span text:style-name="T4">CHECK(a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top") {</text:span></text:p>
            <text:p text:style-name="P6"><text:span text:style-name="T4"><text:s text:c="2"/></text:span><text:span text:style-name="T4">// ...</text:span></text:p>
            <text:p text:style-name="P6"><text:span text:style-name="T4">}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8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L'introduzione dei test non preclude la possibilità di definire test monoliciti, nè di usarne in modo sbagliato, definendo ad esempio un test per ogni metodo dell'interfaccia pubblica dell'oggetto sotto test...</text:span></text:p>
            </draw:text-box>
          </draw:frame>
        </presentation:notes>
      </draw:page>
      <draw:page draw:name="page8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 procedural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empty") {</text:span></text:p>
            <text:p text:style-name="P6"><text:span text:style-name="T4"><text:s text:c="2"/></text:span><text:span text:style-name="T4">StringStack aStack;</text:span></text:p>
            <text:p text:style-name="P6"><text:span text:style-name="T4"><text:s text:c="2"/></text:span><text:span text:style-name="T4">CHECK(aStack.empty());</text:span></text:p>
            <text:p text:style-name="P6"><text:span text:style-name="T4"/></text:p>
            <text:p text:style-name="P6"><text:span text:style-name="T4"><text:s text:c="2"/></text:span><text:span text:style-name="T4">aStack.</text:span><text:span text:style-name="T28">push</text:span><text:span text:style-name="T4">("one"); // using push to test empty!</text:span></text:p>
            <text:p text:style-name="P6"><text:span text:style-name="T4"><text:s text:c="2"/></text:span><text:span text:style-name="T4">CHECK(!aStack.empty());</text:span></text:p>
            <text:p text:style-name="P6"><text:span text:style-name="T4"/></text:p>
            <text:p text:style-name="P6"><text:span text:style-name="T4"><text:s text:c="2"/></text:span><text:span text:style-name="T4">aStack.</text:span><text:span text:style-name="T28">pop</text:span><text:span text:style-name="T4">(); <text:s text:c="6"/>// using pop to test empty!</text:span></text:p>
            <text:p text:style-name="P6"><text:span text:style-name="T4"><text:s text:c="2"/></text:span><text:span text:style-name="T4">CHECK(a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top") {</text:span></text:p>
            <text:p text:style-name="P6"><text:span text:style-name="T4"><text:s text:c="2"/></text:span><text:span text:style-name="T4">// ...</text:span></text:p>
            <text:p text:style-name="P6"><text:span text:style-name="T4">}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0.001cm" svg:height="0.001cm" svg:x="0cm" svg:y="1.93cm" draw:page-number="8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un approccio che dimostra chiaramente i suoi limiti.</text:span></text:p>
            </draw:text-box>
          </draw:frame>
        </presentation:notes>
      </draw:page>
      <draw:page draw:name="page8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#include ...</text:span></text:p>
            <text:p text:style-name="P6"><text:span text:style-name="T4">#include &lt;gut.h&gt;</text:span></text:p>
            <text:p text:style-name="P6"><text:span text:style-name="T4"/></text:p>
            <text:p text:style-name="P6"><text:span text:style-name="T4">TEST(</text:span><text:span text:style-name="T25">"a test"</text:span><text:span text:style-name="T4">) {</text:span></text:p>
            <text:p text:style-name="P6"><text:span text:style-name="T4"><text:s text:c="2"/></text:span><text:span text:style-name="T4">// ...</text:span></text:p>
            <text:p text:style-name="P6"><text:span text:style-name="T4">}</text:span></text:p>
            <text:p text:style-name="P6"><text:span text:style-name="T23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0.001cm" svg:height="0.001cm" svg:x="0cm" svg:y="1.93cm" draw:page-number="8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Diamo una rapida occhiata all'implementazione...</text:span></text:p>
            </draw:text-box>
          </draw:frame>
        </presentation:notes>
      </draw:page>
      <draw:page draw:name="page8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Fn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typedef void (*TestFn)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Un test è una funzione...</text:span></text:p>
            </draw:text-box>
          </draw:frame>
        </presentation:notes>
      </draw:page>
      <draw:page draw:name="page8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typedef void (*TestFn)();</text:span></text:p>
            <text:p text:style-name="P6"><text:span text:style-name="T4"/></text:p>
            <text:p text:style-name="P6"><text:span text:style-name="T4">class Test {</text:span></text:p>
            <text:p text:style-name="P6"><text:span text:style-name="T4"><text:s text:c="2"/></text:span><text:span text:style-name="T4">std::string name_;</text:span></text:p>
            <text:p text:style-name="P6"><text:span text:style-name="T4"><text:s text:c="2"/></text:span><text:span text:style-name="T4">TestFn test_;</text:span></text:p>
            <text:p text:style-name="P6"><text:span text:style-name="T4">public:</text:span></text:p>
            <text:p text:style-name="P6"><text:span text:style-name="T4"><text:s text:c="2"/></text:span><text:span text:style-name="T4">Test(const std::string&amp; name, TestFn test) : name_(name), test_(test) { }</text:span></text:p>
            <text:p text:style-name="P6"><text:span text:style-name="T4"><text:s text:c="2"/></text:span><text:span text:style-name="T4">const std::string&amp; name() const { return name_; }</text:span></text:p>
            <text:p text:style-name="P6"><text:span text:style-name="T4"><text:s text:c="2"/></text:span><text:span text:style-name="T4">void run() { test_(); }</text:span></text:p>
            <text:p text:style-name="P6"><text:span text:style-name="T4">};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8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con un nome.</text:span></text:p>
            </draw:text-box>
          </draw:frame>
        </presentation:notes>
      </draw:page>
      <draw:page draw:name="page8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, TestSuite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typedef void (*TestFn)();</text:span></text:p>
            <text:p text:style-name="P6"><text:span text:style-name="T4"/></text:p>
            <text:p text:style-name="P6"><text:span text:style-name="T4">class Test {</text:span></text:p>
            <text:p text:style-name="P6"><text:span text:style-name="T4"><text:s text:c="2"/></text:span><text:span text:style-name="T4">std::string name_;</text:span></text:p>
            <text:p text:style-name="P6"><text:span text:style-name="T4"><text:s text:c="2"/></text:span><text:span text:style-name="T4">TestFn test_;</text:span></text:p>
            <text:p text:style-name="P6"><text:span text:style-name="T4">public:</text:span></text:p>
            <text:p text:style-name="P6"><text:span text:style-name="T4"><text:s text:c="2"/></text:span><text:span text:style-name="T4">Test(const std::string&amp; name, TestFn test) : name_(name), test_(test) { }</text:span></text:p>
            <text:p text:style-name="P6"><text:span text:style-name="T4"><text:s text:c="2"/></text:span><text:span text:style-name="T4">const std::string&amp; name() const { return name_; }</text:span></text:p>
            <text:p text:style-name="P6"><text:span text:style-name="T4"><text:s text:c="2"/></text:span><text:span text:style-name="T4">void run() { test_(); }</text:span></text:p>
            <text:p text:style-name="P6"><text:span text:style-name="T4">};</text:span></text:p>
            <text:p text:style-name="P6"><text:span text:style-name="T4"/></text:p>
            <text:p text:style-name="P6"><text:span text:style-name="T4">struct TestSuite {</text:span></text:p>
            <text:p text:style-name="P6"><text:span text:style-name="T4"><text:s text:c="2"/></text:span><text:span text:style-name="T4">static std::vector&lt;Test&gt; tests_;</text:span></text:p>
            <text:p text:style-name="P6"><text:span text:style-name="T4"><text:s text:c="2"/></text:span><text:span text:style-name="T4">struct add {</text:span></text:p>
            <text:p text:style-name="P6"><text:span text:style-name="T4"><text:s text:c="4"/></text:span><text:span text:style-name="T4">add(const std::string&amp; name, TestFn test) { tests_.push_back(Test(name, test)); }</text:span></text:p>
            <text:p text:style-name="P6"><text:span text:style-name="T4"><text:s text:c="2"/></text:span><text:span text:style-name="T4">};</text:span></text:p>
            <text:p text:style-name="P6"><text:span text:style-name="T4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estSuite è un contenitore di Test, con una struttura ausiliaria per la registrazione automatica dei test.</text:span></text:p>
            </draw:text-box>
          </draw:frame>
        </presentation:notes>
      </draw:page>
      <draw:page draw:name="page8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#define TEST(name_) \</text:span></text:p>
            <text:p text:style-name="P6"><text:span text:style-name="T4"><text:s text:c="2"/></text:span><text:span text:style-name="T4">static void MAKE_UNIQUE(test_)(); \</text:span></text:p>
            <text:p text:style-name="P6"><text:span text:style-name="T4"><text:s text:c="2"/></text:span><text:span text:style-name="T4">gut::TestSuite::add MAKE_UNIQUE(testAddition_)(name_, &amp;CONCAT_(test_, __LINE__)); \</text:span></text:p>
            <text:p text:style-name="P6"><text:span text:style-name="T4"><text:s text:c="2"/></text:span><text:span text:style-name="T4">static void MAKE_UNIQUE(test_)(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8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EST è una macro che si occupa di espandere il codice necessario alla registrazione del test.</text:span></text:p>
            </draw:text-box>
          </draw:frame>
        </presentation:notes>
      </draw:page>
      <draw:page draw:name="page9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#define TEST(name_) \</text:span></text:p>
            <text:p text:style-name="P6"><text:span text:style-name="T4"><text:s text:c="2"/></text:span><text:span text:style-name="T4">static void MAKE_UNIQUE(test_)(); \</text:span></text:p>
            <text:p text:style-name="P6"><text:span text:style-name="T4"><text:s text:c="2"/></text:span><text:span text:style-name="T4">gut::TestSuite::add MAKE_UNIQUE(testAddition_)(name_, &amp;CONCAT_(test_, __LINE__)); \</text:span></text:p>
            <text:p text:style-name="P6"><text:span text:style-name="T4"><text:s text:c="2"/></text:span><text:span text:style-name="T4">static void MAKE_UNIQUE(test_)()</text:span></text:p>
            <text:p text:style-name="P6"><text:span text:style-name="T4"/></text:p>
            <text:p text:style-name="P6"><text:span text:style-name="T4">TEST("a test") {</text:span></text:p>
            <text:p text:style-name="P6"><text:span text:style-name="T4"><text:s text:c="2"/></text:span><text:span text:style-name="T4">// test body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Vediamo come opera...</text:span></text:p>
            </draw:text-box>
          </draw:frame>
        </presentation:notes>
      </draw:page>
      <draw:page draw:name="page9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>#define TEST(name_) \</text:span></text:p>
            <text:p text:style-name="P6"><text:span text:style-name="T4"><text:s text:c="2"/></text:span><text:span text:style-name="T4">static void MAKE_UNIQUE(test_)(); \</text:span></text:p>
            <text:p text:style-name="P6"><text:span text:style-name="T4"><text:s text:c="2"/></text:span><text:span text:style-name="T4">gut::TestSuite::add MAKE_UNIQUE(testAddition_)(name_, &amp;CONCAT_(test_, __LINE__)); \</text:span></text:p>
            <text:p text:style-name="P6"><text:span text:style-name="T4"><text:s text:c="2"/></text:span><text:span text:style-name="T4">static void MAKE_UNIQUE(test_)()</text:span></text:p>
            <text:p text:style-name="P6"><text:span text:style-name="T4"/></text:p>
            <text:p text:style-name="P6"><text:span text:style-name="T4">static void test_123();</text:span></text:p>
            <text:p text:style-name="P6"><text:span text:style-name="T4">gut::TestSuite::add testAddition_123("a test", test_123);</text:span></text:p>
            <text:p text:style-name="P6"><text:span text:style-name="T4">static void test_123() {</text:span></text:p>
            <text:p text:style-name="P6"><text:span text:style-name="T4"><text:s text:c="2"/></text:span><text:span text:style-name="T4">// test body</text:span></text:p>
            <text:p text:style-name="P6"><text:span text:style-name="T4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9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... questa è l'espansione...</text:p>
            </draw:text-box>
          </draw:frame>
        </presentation:notes>
      </draw:page>
      <draw:page draw:name="page9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8">#define TEST(name_) \</text:span></text:p>
            <text:p text:style-name="P6"><text:span text:style-name="T8"><text:s text:c="2"/></text:span><text:span text:style-name="T8">static void MAKE_UNIQUE(test_)(); \</text:span></text:p>
            <text:p text:style-name="P6"><text:span text:style-name="T8"><text:s text:c="2"/></text:span><text:span text:style-name="T8">gut::TestSuite::add MAKE_UNIQUE(testAddition_)(name_, &amp;CONCAT_(test_, __LINE__)); \</text:span></text:p>
            <text:p text:style-name="P6"><text:span text:style-name="T8"><text:s text:c="2"/></text:span><text:span text:style-name="T8">static void MAKE_UNIQUE(test_)()</text:span></text:p>
            <text:p text:style-name="P6"><text:span text:style-name="T4"/></text:p>
            <text:p text:style-name="P6"><text:span text:style-name="T4">static void test_123();</text:span></text:p>
            <text:p text:style-name="P6"><text:span text:style-name="T8">gut::TestSuite::add testAddition_123("a test", test_123);</text:span></text:p>
            <text:p text:style-name="P6"><text:span text:style-name="T8">static void test_123() {</text:span></text:p>
            <text:p text:style-name="P6"><text:span text:style-name="T8"><text:s text:c="2"/></text:span><text:span text:style-name="T8">// test body</text:span></text:p>
            <text:p text:style-name="P6"><text:span text:style-name="T8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92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dapprima viene costruito un identificativo univoco per la funzione associata al test...</text:span></text:p>
            </draw:text-box>
          </draw:frame>
        </presentation:notes>
      </draw:page>
      <draw:page draw:name="page9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8"/></text:p>
            <text:p text:style-name="P6"><text:span text:style-name="T8">#define TEST(name_) \</text:span></text:p>
            <text:p text:style-name="P6"><text:span text:style-name="T8"><text:s text:c="2"/></text:span><text:span text:style-name="T8">static void MAKE_UNIQUE(test_)(); \</text:span></text:p>
            <text:p text:style-name="P6"><text:span text:style-name="T8"><text:s text:c="2"/></text:span><text:span text:style-name="T8">gut::TestSuite::add MAKE_UNIQUE(testAddition_)(name_, &amp;CONCAT_(test_, __LINE__)); \</text:span></text:p>
            <text:p text:style-name="P6"><text:span text:style-name="T8"><text:s text:c="2"/></text:span><text:span text:style-name="T8">static void MAKE_UNIQUE(test_)()</text:span></text:p>
            <text:p text:style-name="P6"><text:span text:style-name="T8"/></text:p>
            <text:p text:style-name="P6"><text:span text:style-name="T8">static void test_123();</text:span></text:p>
            <text:p text:style-name="P6"><text:span text:style-name="T4">gut::TestSuite::add testAddition_123("a test", test_123);</text:span></text:p>
            <text:p text:style-name="P6"><text:span text:style-name="T8">static void test_123() {</text:span></text:p>
            <text:p text:style-name="P6"><text:span text:style-name="T8"><text:s text:c="2"/></text:span><text:span text:style-name="T8">// test body</text:span></text:p>
            <text:p text:style-name="P6"><text:span text:style-name="T8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9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l'istanziazione di un oggetto temporaneo si occupa di associare la funzione di test al nome scelto dall'utente e di registrare la coppia nella TestSuite...</text:span></text:p>
            </draw:text-box>
          </draw:frame>
        </presentation:notes>
      </draw:page>
      <draw:page draw:name="page9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TEST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8">#define TEST(name_) \</text:span></text:p>
            <text:p text:style-name="P6"><text:span text:style-name="T8"><text:s text:c="2"/></text:span><text:span text:style-name="T8">static void MAKE_UNIQUE(test_)(); \</text:span></text:p>
            <text:p text:style-name="P6"><text:span text:style-name="T8"><text:s text:c="2"/></text:span><text:span text:style-name="T8">gut::TestSuite::add MAKE_UNIQUE(testAddition_)(name_, &amp;CONCAT_(test_, __LINE__)); \</text:span></text:p>
            <text:p text:style-name="P6"><text:span text:style-name="T8"><text:s text:c="2"/></text:span><text:span text:style-name="T8">static void MAKE_UNIQUE(test_)()</text:span></text:p>
            <text:p text:style-name="P6"><text:span text:style-name="T8"/></text:p>
            <text:p text:style-name="P6"><text:span text:style-name="T8">static void test_123();</text:span></text:p>
            <text:p text:style-name="P6"><text:span text:style-name="T8">gut::TestSuite::add testAddition_123("a test", test_123);</text:span></text:p>
            <text:p text:style-name="P6"><text:span text:style-name="T4">static void test_123() {</text:span></text:p>
            <text:p text:style-name="P6"><text:span text:style-name="T4"><text:s text:c="2"/></text:span><text:span text:style-name="T4">// test body</text:span></text:p>
            <text:p text:style-name="P6"><text:span text:style-name="T4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9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infine provvede a generare il preambolo della definizione del test.</text:span></text:p>
            </draw:text-box>
          </draw:frame>
        </presentation:notes>
      </draw:page>
      <draw:page draw:name="page9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in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int main() {</text:span></text:p>
            <text:p text:style-name="P6"><text:span text:style-name="T4"><text:s text:c="2"/></text:span><text:span text:style-name="T4">return runTests_()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main si occupa infine di lanciare i test...</text:span></text:p>
            </draw:text-box>
          </draw:frame>
        </presentation:notes>
      </draw:page>
      <draw:page draw:name="page9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in</text:p>
          </draw:text-box>
        </draw:frame>
        <draw:frame presentation:style-name="pr5" draw:text-style-name="P7" draw:layer="layout" svg:width="27.94cm" svg:height="13.684cm" svg:x="3.047cm" svg:y="3.435cm" presentation:class="outline" presentation:user-transformed="true">
          <draw:text-box>
            <text:p text:style-name="P6"><text:span text:style-name="T4"/></text:p>
            <text:p text:style-name="P6"><text:span text:style-name="T5">int runTests_() {</text:span></text:p>
            <text:p text:style-name="P6"><text:span text:style-name="T5"><text:s text:c="2"/></text:span><text:span text:style-name="T5">for (auto test : gut::TestSuite::tests()) {</text:span></text:p>
            <text:p text:style-name="P6"><text:span text:style-name="T5"><text:s text:c="4"/></text:span><text:span text:style-name="T5">try {</text:span></text:p>
            <text:p text:style-name="P6"><text:span text:style-name="T5"><text:s text:c="6"/></text:span><text:span text:style-name="T5">test.run();</text:span></text:p>
            <text:p text:style-name="P6"><text:span text:style-name="T5"><text:s text:c="4"/></text:span><text:span text:style-name="T5">} catch(...) {</text:span></text:p>
            <text:p text:style-name="P6"><text:span text:style-name="T5"><text:s text:c="6"/></text:span><text:span text:style-name="T5">// ...</text:span></text:p>
            <text:p text:style-name="P6"><text:span text:style-name="T5"><text:s text:c="4"/></text:span><text:span text:style-name="T5">}</text:span></text:p>
            <text:p text:style-name="P6"><text:span text:style-name="T5"><text:s text:c="2"/></text:span><text:span text:style-name="T5">}</text:span></text:p>
            <text:p text:style-name="P6"><text:span text:style-name="T5"><text:s text:c="2"/></text:span><text:span text:style-name="T5">return failedTestCount;</text:span></text:p>
            <text:p text:style-name="P6"><text:span text:style-name="T5">}</text:span></text:p>
            <text:p text:style-name="P6"><text:span text:style-name="T5"/></text:p>
            <text:p text:style-name="P6"><text:span text:style-name="T4">int main() {</text:span></text:p>
            <text:p text:style-name="P6"><text:span text:style-name="T4"><text:s text:c="2"/></text:span><text:span text:style-name="T4">return runTests_()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che banalmente esegue ciclicamente tutti i test registrati.</text:span></text:p>
            </draw:text-box>
          </draw:frame>
        </presentation:notes>
      </draw:page>
      <draw:page draw:name="page97" draw:style-name="dp1" draw:master-page-name="Titolo2" presentation:presentation-page-layout-name="AL2T1" presentation:use-date-time-name="dtd1">
        <office:forms form:automatic-focus="false" form:apply-design-mode="false"/>
        <draw:frame presentation:style-name="pr10" draw:text-style-name="P16" draw:layer="layout" svg:width="27.94cm" svg:height="13.684cm" svg:x="3.047cm" svg:y="3.435cm" presentation:class="outline" presentation:user-transformed="true">
          <draw:text-box>
            <text:p><text:span text:style-name="T29"/></text:p>
            <text:p><text:span text:style-name="T29"/></text:p>
            <text:p><text:span text:style-name="T29"/></text:p>
            <text:p text:style-name="P15"><text:span text:style-name="T30">Caratteristiche principali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Alla fine della fiera, le macro disponibili sono...</text:span></text:p>
            </draw:text-box>
          </draw:frame>
        </presentation:notes>
      </draw:page>
      <draw:page draw:name="page9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presentation:notes draw:style-name="dp2">
          <draw:page-thumbnail draw:style-name="gr1" draw:layer="layout" svg:width="0.001cm" svg:height="0.001cm" svg:x="0cm" svg:y="1.93cm" draw:page-number="9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Alla fine della fiera, le macro disponibili sono...</text:span></text:p>
            </draw:text-box>
          </draw:frame>
        </presentation:notes>
      </draw:page>
      <draw:page draw:name="page9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per quanto concerne le verifiche...</text:span></text:p>
            </draw:text-box>
          </draw:frame>
        </presentation:notes>
      </draw:page>
      <draw:page draw:name="page10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ASSERT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la solita ASSERT...</text:span></text:p>
            </draw:text-box>
          </draw:frame>
        </presentation:notes>
      </draw:page>
      <draw:page draw:name="page10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ASSERT(expr); <text:s/>// non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non bloccante, ...</text:span></text:p>
            </draw:text-box>
          </draw:frame>
        </presentation:notes>
      </draw:page>
      <draw:page draw:name="page10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 <text:s text:c="2"/>// non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2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che per chiarezza è stata rinominata CHECK.</text:span></text:p>
            </draw:text-box>
          </draw:frame>
        </presentation:notes>
      </draw:page>
      <draw:page draw:name="page10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 <text:s text:c="2"/>// non bloccante</text:span></text:p>
                  </text:list-item>
                  <text:list-item>
                    <text:p><text:span text:style-name="T31">REQUIRE(expr); // blocc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REQUIRE, che causa la terminazione del test (serve comunque, nel caso non sia stato possibile acquisire una risorsa necessaria per il test, ad esempio un file).</text:span></text:p>
            </draw:text-box>
          </draw:frame>
        </presentation:notes>
      </draw:page>
      <draw:page draw:name="page10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Per quanto riguarda le eccezioni...</text:span></text:p>
            </draw:text-box>
          </draw:frame>
        </presentation:notes>
      </draw:page>
      <draw:page draw:name="page10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2">THROWS(expr, typ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una macro che verifica il tipo di eccezione sollevata...</text:span></text:p>
            </draw:text-box>
          </draw:frame>
        </presentation:notes>
      </draw:page>
      <draw:page draw:name="page10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2">THROWS(expr, type);</text:span></text:p>
                  </text:list-item>
                  <text:list-item>
                    <text:p><text:span text:style-name="T32">THROWS_WITH_MESSAGE(expr, type, what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una che verifica ANCHE il messaggio associato, ...</text:span></text:p>
            </draw:text-box>
          </draw:frame>
        </presentation:notes>
      </draw:page>
      <draw:page draw:name="page10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2">THROWS(expr, type);</text:span></text:p>
                  </text:list-item>
                  <text:list-item>
                    <text:p><text:span text:style-name="T32">THROWS_WITH_MESSAGE(expr, type, what);</text:span></text:p>
                  </text:list-item>
                  <text:list-item>
                    <text:p><text:span text:style-name="T32">THROWS_ANY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una che astrae dal tipo, ed infine ...</text:span></text:p>
            </draw:text-box>
          </draw:frame>
        </presentation:notes>
      </draw:page>
      <draw:page draw:name="page10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2">THROWS(expr, type);</text:span></text:p>
                  </text:list-item>
                  <text:list-item>
                    <text:p><text:span text:style-name="T32">THROWS_WITH_MESSAGE(expr, type, what);</text:span></text:p>
                  </text:list-item>
                  <text:list-item>
                    <text:p><text:span text:style-name="T32">THROWS_ANYTHING(expr);</text:span></text:p>
                  </text:list-item>
                  <text:list-item>
                    <text:p><text:span text:style-name="T32">THROWS_NO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... una che si accerta che non viene sollevata nessuna eccezione.</text:span></text:p>
            </draw:text-box>
          </draw:frame>
        </presentation:notes>
      </draw:page>
      <draw:page draw:name="page10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Asserzioni</text:p>
                <text:list>
                  <text:list-item>
                    <text:p><text:span text:style-name="T31">CHECK(expr);</text:span></text:p>
                  </text:list-item>
                  <text:list-item>
                    <text:p><text:span text:style-name="T31">REQUIRE(expr);</text:span></text:p>
                  </text:list-item>
                </text:list>
              </text:list-item>
              <text:list-item>
                <text:p>Eccezioni</text:p>
                <text:list>
                  <text:list-item>
                    <text:p><text:span text:style-name="T32">[REQUIRE_]THROWS(expr, type);</text:span></text:p>
                  </text:list-item>
                  <text:list-item>
                    <text:p><text:span text:style-name="T32">[REQUIRE_]THROWS_WITH_MESSAGE(expr, type, what);</text:span></text:p>
                  </text:list-item>
                  <text:list-item>
                    <text:p><text:span text:style-name="T32">[REQUIRE_]THROWS_ANYTHING(expr);</text:span></text:p>
                  </text:list-item>
                  <text:list-item>
                    <text:p><text:span text:style-name="T32">[REQUIRE_]THROWS_NOTHING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2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  <text:list-item>
                    <text:p><text:span text:style-name="T31">INFO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3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  <text:list-item>
                    <text:p><text:span text:style-name="T31">INFO(message); <text:s/>// shows only if test f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4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  <text:list-item>
                    <text:p><text:span text:style-name="T31">INFO(message); <text:s/>// shows only if test fails</text:span></text:p>
                  </text:list-item>
                  <text:list-item>
                    <text:p><text:span text:style-name="T31">WARN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5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  <text:list-item>
                    <text:p><text:span text:style-name="T31">INFO(message); <text:s/>// shows only if test fails</text:span></text:p>
                  </text:list-item>
                  <text:list-item>
                    <text:p><text:span text:style-name="T31">WARN(message);</text:span></text:p>
                  </text:list-item>
                  <text:list-item>
                    <text:p><text:span text:style-name="T31">FAIL(messag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6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Macro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Messaggi</text:p>
                <text:list>
                  <text:list-item>
                    <text:p><text:span text:style-name="T31">EVAL(expr); <text:s text:c="4"/>// shows only if test fails</text:span></text:p>
                  </text:list-item>
                  <text:list-item>
                    <text:p><text:span text:style-name="T31">INFO(message); <text:s/>// shows only if test fails</text:span></text:p>
                  </text:list-item>
                  <text:list-item>
                    <text:p><text:span text:style-name="T31">WARN(message);</text:span></text:p>
                  </text:list-item>
                  <text:list-item>
                    <text:p><text:span text:style-name="T31">FAIL(message); <text:s/>// causes the test to f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7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onfigurabilità</text:p>
          </draw:text-box>
        </draw:frame>
        <presentation:notes draw:style-name="dp2">
          <draw:page-thumbnail draw:style-name="gr1" draw:layer="layout" svg:width="0.001cm" svg:height="0.001cm" svg:x="0cm" svg:y="1.93cm" draw:page-number="118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1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<text:span text:style-name="T33">GUT_ENABLE_FAILFAS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9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2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<text:span text:style-name="T33">GUT_ENABLE_FAILFAST</text:span></text:p>
              </text:list-item>
              <text:list-item>
                <text:p><text:span text:style-name="T33">GUT_CUSTOM_REPORT(myReport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0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2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<text:span text:style-name="T33">GUT_ENABLE_FAILFAST</text:span></text:p>
              </text:list-item>
              <text:list-item>
                <text:p><text:span text:style-name="T33">GUT_CUSTOM_REPORT(myReport)</text:span></text:p>
              </text:list-item>
              <text:list-item>
                <text:p><text:span text:style-name="T33">#define GUT_CUSTOM_MAIN</text:span></text:p>
              </text:list-item>
            </text:list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1" draw:layer="layout" svg:width="0.001cm" svg:height="0.001cm" svg:x="0cm" svg:y="1.93cm" draw:page-number="121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2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Configurabilità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list text:style-name="L3">
              <text:list-item>
                <text:p><text:span text:style-name="T33">GUT_ENABLE_FAILFAST</text:span></text:p>
              </text:list-item>
              <text:list-item>
                <text:p><text:span text:style-name="T33">GUT_CUSTOM_REPORT(myReport)</text:span></text:p>
              </text:list-item>
              <text:list-item>
                <text:p><text:span text:style-name="T33">#define GUT_CUSTOM_MAIN</text:span></text:p>
              </text:list-item>
            </text:list>
            <text:p><text:span text:style-name="T34"><text:s/></text:span><text:span text:style-name="T34">int main() {</text:span></text:p>
            <text:p><text:span text:style-name="T34"><text:s text:c="3"/></text:span><text:span text:style-name="T34">// some stuff...</text:span></text:p>
            <text:p><text:span text:style-name="T34"><text:s text:c="3"/></text:span><text:span text:style-name="T34">runTests_();</text:span></text:p>
            <text:p><text:span text:style-name="T34"><text:s text:c="3"/></text:span><text:span text:style-name="T34">// other stuff...</text:span></text:p>
            <text:p><text:span text:style-name="T34"><text:s/></text:span><text:span text:style-name="T34">}</text:span></text:p>
            <text:p><text:span text:style-name="T34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1" draw:layer="layout" svg:width="0.001cm" svg:height="0.001cm" svg:x="0cm" svg:y="1.93cm" draw:page-number="122" presentation:class="page"/>
          <draw:frame presentation:style-name="pr6" draw:text-style-name="P8" draw:layer="layout" svg:width="15.239cm" svg:height="11.429cm" svg:x="1.905cm" svg:y="12.065cm" presentation:class="notes" presentation:user-transformed="true">
            <draw:text-box>
              <text:p><text:span text:style-name="T9">Tutte le macro THROWS sono non bloccanti; esistono anche le relative versioni bloccanti.</text:span></text:p>
            </draw:text-box>
          </draw:frame>
        </presentation:notes>
      </draw:page>
      <draw:page draw:name="page12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123" presentation:class="page"/>
          <draw:frame presentation:style-name="pr6" draw:layer="layout" svg:width="15.239cm" svg:height="11.429cm" svg:x="1.905cm" svg:y="12.065cm" presentation:class="notes">
            <draw:text-box>
              <text:p>Tentiamo un (impietoso!) confronto con googletest...</text:p>
            </draw:text-box>
          </draw:frame>
        </presentation:notes>
      </draw:page>
      <draw:page draw:name="page12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<text:span text:style-name="T35">GUT</text:span> vs googletest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>#include &lt;gu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"initial stack is empty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CHECK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items are extracted in last-in-first-out order") {</text:span></text:p>
            <text:p text:style-name="P6"><text:span text:style-name="T4"><text:s text:c="2"/></text:span><text:span text:style-name="T4">StringStack aStackWithManyElements;</text:span></text:p>
            <text:p text:style-name="P6"><text:span text:style-name="T4"><text:s text:c="2"/></text:span><text:span text:style-name="T4">aStackWithManyElements.push("one");</text:span></text:p>
            <text:p text:style-name="P6"><text:span text:style-name="T4"><text:s text:c="2"/></text:span><text:span text:style-name="T4">aStackWithManyElements.push("two");</text:span></text:p>
            <text:p text:style-name="P6"><text:span text:style-name="T4"/></text:p>
            <text:p text:style-name="P6"><text:span text:style-name="T4"><text:s text:c="2"/></text:span><text:span text:style-name="T4">CHECK(aStackWithManyElements.top() == "two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CHECK(aStackWithManyElements.top() == "one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CHECK(aStackWithManyElements.empty());</text:span></text:p>
            <text:p text:style-name="P6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4" presentation:class="page"/>
          <draw:frame presentation:style-name="pr6" draw:layer="layout" svg:width="15.239cm" svg:height="11.429cm" svg:x="1.905cm" svg:y="12.065cm" presentation:class="notes">
            <draw:text-box>
              <text:p>A livello di semplice unit-test le differenze sono minime...</text:p>
            </draw:text-box>
          </draw:frame>
        </presentation:notes>
      </draw:page>
      <draw:page draw:name="page12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<text:span text:style-name="T35">googletest</text:span>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>#include &lt;gtest.h&gt;</text:span></text:p>
            <text:p text:style-name="P6"><text:span text:style-name="T4">#include &lt;string-stack.h&gt;</text:span></text:p>
            <text:p text:style-name="P6"><text:span text:style-name="T4"/></text:p>
            <text:p text:style-name="P6"><text:span text:style-name="T4">TEST(StringStack, InitialStackIsEmpty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EXPECT_TRUE(anEmptyStack.empty()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StringStack, ItemsAreExtractedInLIFOOrder) {</text:span></text:p>
            <text:p text:style-name="P6"><text:span text:style-name="T4"><text:s text:c="2"/></text:span><text:span text:style-name="T4">StringStack aStackWithManyElements;</text:span></text:p>
            <text:p text:style-name="P6"><text:span text:style-name="T4"><text:s text:c="2"/></text:span><text:span text:style-name="T4">aStackWithManyElements.push("one");</text:span></text:p>
            <text:p text:style-name="P6"><text:span text:style-name="T4"><text:s text:c="2"/></text:span><text:span text:style-name="T4">aStackWithManyElements.push("two");</text:span></text:p>
            <text:p text:style-name="P6"><text:span text:style-name="T4"/></text:p>
            <text:p text:style-name="P6"><text:span text:style-name="T4"><text:s text:c="2"/></text:span><text:span text:style-name="T4">EXPECT_EQ(aStackWithManyElements.top(), "two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EXPECT_EQ(aStackWithManyElements.top(), "one");</text:span></text:p>
            <text:p text:style-name="P6"><text:span text:style-name="T4"><text:s text:c="2"/></text:span><text:span text:style-name="T4">aStackWithManyElements.pop();</text:span></text:p>
            <text:p text:style-name="P6"><text:span text:style-name="T4"><text:s text:c="2"/></text:span><text:span text:style-name="T4">EXPECT_TRUE(aStackWithManyElements.empty());</text:span></text:p>
            <text:p text:style-name="P6"><text:span text:style-name="T4">}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25" presentation:class="page"/>
          <draw:frame presentation:style-name="pr6" draw:layer="layout" svg:width="15.239cm" svg:height="11.429cm" svg:x="1.905cm" svg:y="12.065cm" presentation:class="notes">
            <draw:text-box>
              <text:p>... all'atto pratico cambiano i nomi delle macro.</text:p>
            </draw:text-box>
          </draw:frame>
        </presentation:notes>
      </draw:page>
      <draw:page draw:name="page12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<text:span text:style-name="T35">GUT </text:span>vs googletest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>TEST("top called on an empty stack throws an exception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THROWS(anEmptyStack.t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"pop called on an empty stack throws an exception"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THROWS(anEmptyStack.p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26" presentation:class="page"/>
          <draw:frame presentation:style-name="pr6" draw:layer="layout" svg:width="15.239cm" svg:height="11.429cm" svg:x="1.905cm" svg:y="12.065cm" presentation:class="notes">
            <draw:text-box>
              <text:p>Idem per la cattura delle eccezioni...</text:p>
            </draw:text-box>
          </draw:frame>
        </presentation:notes>
      </draw:page>
      <draw:page draw:name="page12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<text:span text:style-name="T35">googletest</text:span>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>TEST(StringStack, TopCalledOnAnEmptyStackThrowsAnException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EXPECT_THROW(anEmptyStack.t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StringStack, PopCalledOnAnEmptyStackThrowsAnException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EXPECT_THROW(anEmptyStack.p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27" presentation:class="page"/>
          <draw:frame presentation:style-name="pr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<text:span text:style-name="T35">googletest</text:span>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/></text:p>
            <text:p text:style-name="P6"><text:span text:style-name="T4">// ...</text:span></text:p>
            <text:p text:style-name="P6"><text:span text:style-name="T4"/></text:p>
            <text:p text:style-name="P6"><text:span text:style-name="T4">TEST(StringStack, TopCalledOnAnEmptyStackThrowsAnException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EXPECT_THROW(anEmptyStack.t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4">TEST(StringStack, PopCalledOnAnEmptyStackThrowsAnException) {</text:span></text:p>
            <text:p text:style-name="P6"><text:span text:style-name="T4"><text:s text:c="2"/></text:span><text:span text:style-name="T4">StringStack anEmptyStack;</text:span></text:p>
            <text:p text:style-name="P6"><text:span text:style-name="T4"><text:s text:c="2"/></text:span><text:span text:style-name="T4">EXPECT_THROW(anEmptyStack.pop(), stack_empty);</text:span></text:p>
            <text:p text:style-name="P6"><text:span text:style-name="T4">}</text:span></text:p>
            <text:p text:style-name="P6"><text:span text:style-name="T4"/></text:p>
            <text:p text:style-name="P6"><text:span text:style-name="T5">GTEST_API_ int main(int argc, char **argv) {</text:span></text:p>
            <text:p text:style-name="P6"><text:span text:style-name="T5"><text:s text:c="2"/></text:span><text:span text:style-name="T5">testing::InitGoogleTest(&amp;argc, argv);</text:span></text:p>
            <text:p text:style-name="P6"><text:span text:style-name="T5"><text:s text:c="2"/></text:span><text:span text:style-name="T5">return RUN_ALL_TESTS();</text:span></text:p>
            <text:p text:style-name="P6"><text:span text:style-name="T5">}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0.001cm" svg:height="0.001cm" svg:x="0cm" svg:y="1.93cm" draw:page-number="128" presentation:class="page"/>
          <draw:frame presentation:style-name="pr6" draw:layer="layout" svg:width="15.239cm" svg:height="11.429cm" svg:x="1.905cm" svg:y="12.065cm" presentation:class="notes">
            <draw:text-box>
              <text:p>googletest in più richiede la definizione della funzione main(); è il (piccolissimo) prezzo da pagare per ottenere in cambio un discreto numero di funzionalità accessibili dalla linea di comando (una su tutte: la selezione dei test da lanciare).</text:p>
            </draw:text-box>
          </draw:frame>
        </presentation:notes>
      </draw:page>
      <draw:page draw:name="page129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<text:span text:style-name="T35">GUT</text:span> vs googletest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4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>Test suite started...</text:span></text:p>
            <text:p text:style-name="P6"><text:span text:style-name="T19">initial stack is empty: OK</text:span></text:p>
            <text:p text:style-name="P6"><text:span text:style-name="T19">items are extracted in last-in-first-out order: OK</text:span></text:p>
            <text:p text:style-name="P6"><text:span text:style-name="T19">top called on an empty stack throws an exception: OK</text:span></text:p>
            <text:p text:style-name="P6"><text:span text:style-name="T19">pop called on an empty stack throws an exception: OK</text:span></text:p>
            <text:p text:style-name="P6"><text:span text:style-name="T19">Ran 4 test(s) in 0.001s.</text:span></text:p>
            <text:p text:style-name="P6"><text:span text:style-name="T19">OK - all tests passed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9" presentation:class="page"/>
          <draw:frame presentation:style-name="pr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<text:span text:style-name="T35">googletest</text:span></text:p>
          </draw:text-box>
        </draw:frame>
        <draw:frame presentation:style-name="pr5" draw:text-style-name="P7" draw:layer="layout" svg:width="27.94cm" svg:height="13.684cm" svg:x="3.043cm" svg:y="3.435cm" presentation:class="outline" presentation:user-transformed="true">
          <draw:text-box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36">[==========] Running 4 tests from 1 test case.</text:span></text:p>
            <text:p text:style-name="P6"><text:span text:style-name="T36">[----------] Global test environment set-up.</text:span></text:p>
            <text:p text:style-name="P6"><text:span text:style-name="T36">[----------] 4 tests from StringStack</text:span></text:p>
            <text:p text:style-name="P6"><text:span text:style-name="T36">[ RUN <text:s text:c="5"/>] StringStack.InitialStackIsEmpty</text:span></text:p>
            <text:p text:style-name="P6"><text:span text:style-name="T36">[ <text:s text:c="6"/>OK ] StringStack.InitialStackIsEmpty (0 ms)</text:span></text:p>
            <text:p text:style-name="P6"><text:span text:style-name="T36">[ RUN <text:s text:c="5"/>] StringStack.ItemsAreExtractedInLIFOOrder</text:span></text:p>
            <text:p text:style-name="P6"><text:span text:style-name="T36">[ <text:s text:c="6"/>OK ] StringStack.ItemsAreExtractedInLIFOOrder (0 ms)</text:span></text:p>
            <text:p text:style-name="P6"><text:span text:style-name="T36">[ RUN <text:s text:c="5"/>] StringStack.TopCalledOnAnEmptyStackThrowsAnException</text:span></text:p>
            <text:p text:style-name="P6"><text:span text:style-name="T36">[ <text:s text:c="6"/>OK ] StringStack.TopCalledOnAnEmptyStackThrowsAnException (0 ms)</text:span></text:p>
            <text:p text:style-name="P6"><text:span text:style-name="T36">[ RUN <text:s text:c="5"/>] StringStack.PopCalledOnAnEmptyStackThrowsAnException</text:span></text:p>
            <text:p text:style-name="P6"><text:span text:style-name="T36">[ <text:s text:c="6"/>OK ] StringStack.PopCalledOnAnEmptyStackThrowsAnException (0 ms)</text:span></text:p>
            <text:p text:style-name="P6"><text:span text:style-name="T36">[----------] 4 tests from StringStack (29 ms total)</text:span></text:p>
            <text:p text:style-name="P6"><text:span text:style-name="T36"/></text:p>
            <text:p text:style-name="P6"><text:span text:style-name="T36">[----------] Global test environment tear-down</text:span></text:p>
            <text:p text:style-name="P6"><text:span text:style-name="T36">[==========] 4 tests from 1 test case ran. (43 ms total)</text:span></text:p>
            <text:p text:style-name="P6"><text:span text:style-name="T36">[ <text:s/>PASSED <text:s/>] 4 tests.</text:span></text:p>
            <text:p text:style-name="P6"><text:span text:style-name="T25"/></text:p>
          </draw:text-box>
        </draw:frame>
        <presentation:notes draw:style-name="dp2">
          <draw:page-thumbnail draw:style-name="gr1" draw:layer="layout" svg:width="0.001cm" svg:height="0.001cm" svg:x="0cm" svg:y="1.93cm" draw:page-number="130" presentation:class="page"/>
          <draw:frame presentation:style-name="pr6" draw:layer="layout" svg:width="15.239cm" svg:height="11.429cm" svg:x="1.905cm" svg:y="12.065cm" presentation:class="notes">
            <draw:text-box>
              <text:p>Anche i prospetti sono simili...</text:p>
            </draw:text-box>
          </draw:frame>
        </presentation:notes>
      </draw:page>
      <draw:page draw:name="page131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131" presentation:class="page"/>
          <draw:frame presentation:style-name="pr6" draw:layer="layout" svg:width="15.239cm" svg:height="11.429cm" svg:x="1.905cm" svg:y="12.065cm" presentation:class="notes">
            <draw:text-box>
              <text:p>Dovendo stilare un elenco di pro/contro...</text:p>
            </draw:text-box>
          </draw:frame>
        </presentation:notes>
      </draw:page>
      <draw:page draw:name="page132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-</text:span>) Necessita del link di una libreria statica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32" presentation:class="page"/>
          <draw:frame presentation:style-name="pr6" draw:layer="layout" svg:width="15.239cm" svg:height="11.429cm" svg:x="1.905cm" svg:y="12.065cm" presentation:class="notes">
            <draw:text-box>
              <text:p>... cominciamo dai punti a favore di gut, che sono pochi! Il primo, che non c'è una libreria statica...</text:p>
            </draw:text-box>
          </draw:frame>
        </presentation:notes>
      </draw:page>
      <draw:page draw:name="page133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-</text:span>) Necessita del link di una libreria statica</text:p>
            <text:p>(<text:span text:style-name="T37">-</text:span>) Non consente la verifica diretta del <text:span text:style-name="T32">what</text:span> delle eccezioni</text:p>
            <text:p><text:span text:style-name="T39"/>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33" presentation:class="page"/>
          <draw:frame presentation:style-name="pr6" draw:layer="layout" svg:width="15.239cm" svg:height="11.429cm" svg:x="1.905cm" svg:y="12.065cm" presentation:class="notes">
            <draw:text-box>
              <text:p>... il secondo, che si può verificare il what di un'eccezione (gut lo fa perché questo era un pre-requisito dovuto alla forma del codice pre-esistente).</text:p>
            </draw:text-box>
          </draw:frame>
        </presentation:notes>
      </draw:page>
      <draw:page draw:name="page134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134" presentation:class="page"/>
          <draw:frame presentation:style-name="pr6" draw:layer="layout" svg:width="15.239cm" svg:height="11.429cm" svg:x="1.905cm" svg:y="12.065cm" presentation:class="notes">
            <draw:text-box>
              <text:p>Per quanto riguarda i pro, le caratteristiche di googletest che mi avrebbe fatto comodo avere almeno una volta sono...</text:p>
            </draw:text-box>
          </draw:frame>
        </presentation:notes>
      </draw:page>
      <draw:page draw:name="page135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+</text:span>) Shuffling dei test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35" presentation:class="page"/>
          <draw:frame presentation:style-name="pr6" draw:layer="layout" svg:width="15.239cm" svg:height="11.429cm" svg:x="1.905cm" svg:y="12.065cm" presentation:class="notes">
            <draw:text-box>
              <text:p>... primo, lo shuffling dei test per verificare la dipendenza del test rispetto a qualche forma di variabile globale...</text:p>
            </draw:text-box>
          </draw:frame>
        </presentation:notes>
      </draw:page>
      <draw:page draw:name="page136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35"/></text:p>
            <text:p>(<text:span text:style-name="T37">+</text:span>) Shuffling dei test</text:p>
            <text:p><text:span text:style-name="T39">(</text:span><text:span text:style-name="T40">+</text:span><text:span text:style-name="T39">) Ripetizione ciclica dei te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6" presentation:class="page"/>
          <draw:frame presentation:style-name="pr6" draw:layer="layout" svg:width="15.239cm" svg:height="11.429cm" svg:x="1.905cm" svg:y="12.065cm" presentation:class="notes">
            <draw:text-box>
              <text:p>... secondo, la ripetizione ciclica dei test, per individuare casi d'errore non deterministici (tipicamente in ambito non funzionale, es. leak di memoria) ...</text:p>
            </draw:text-box>
          </draw:frame>
        </presentation:notes>
      </draw:page>
      <draw:page draw:name="page137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35"/></text:p>
            <text:p>(<text:span text:style-name="T37">+</text:span>) Shuffling dei test</text:p>
            <text:p><text:span text:style-name="T39">(</text:span><text:span text:style-name="T40">+</text:span><text:span text:style-name="T39">) Ripetizione ciclica dei test</text:span></text:p>
            <text:p><text:span text:style-name="T39">(</text:span><text:span text:style-name="T40">+</text:span><text:span text:style-name="T39">) </text:span><text:span text:style-name="T38">Break-on-failur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7" presentation:class="page"/>
          <draw:frame presentation:style-name="pr6" draw:layer="layout" svg:width="15.239cm" svg:height="11.429cm" svg:x="1.905cm" svg:y="12.065cm" presentation:class="notes">
            <draw:text-box>
              <text:p>... in ordine di frequenza, tra gli ultimi l'attivazione di un break-point in caso d'errore, ...</text:p>
            </draw:text-box>
          </draw:frame>
        </presentation:notes>
      </draw:page>
      <draw:page draw:name="page138" draw:style-name="dp1" draw:master-page-name="Titolo2" presentation:presentation-page-layout-name="AL2T1" presentation:use-date-time-name="dtd1">
        <office:forms form:automatic-focus="false" form:apply-design-mode="false"/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><text:span text:style-name="T35"/></text:p>
            <text:p>(<text:span text:style-name="T37">+</text:span>) Shuffling dei test</text:p>
            <text:p><text:span text:style-name="T39">(</text:span><text:span text:style-name="T40">+</text:span><text:span text:style-name="T39">) Ripetizione ciclica dei test</text:span></text:p>
            <text:p><text:span text:style-name="T39">(</text:span><text:span text:style-name="T40">+</text:span><text:span text:style-name="T39">) </text:span><text:span text:style-name="T38">Break-on-failure</text:span></text:p>
            <text:p><text:span text:style-name="T39">(</text:span><text:span text:style-name="T40">+</text:span><text:span text:style-name="T39">) Supporto dei </text:span><text:span text:style-name="T38">death-te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8" presentation:class="page"/>
          <draw:frame presentation:style-name="pr6" draw:layer="layout" svg:width="15.239cm" svg:height="11.429cm" svg:x="1.905cm" svg:y="12.065cm" presentation:class="notes">
            <draw:text-box>
              <text:p>... infine, i death-test, che verificano il crash del programma (verifiche da “defensive programming”), lanciando il test in un thread separato.</text:p>
            </draw:text-box>
          </draw:frame>
        </presentation:notes>
      </draw:page>
      <draw:page draw:name="page139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presentation:notes draw:style-name="dp2">
          <draw:page-thumbnail draw:style-name="gr1" draw:layer="layout" svg:width="0.001cm" svg:height="0.001cm" svg:x="0cm" svg:y="1.93cm" draw:page-number="139" presentation:class="page"/>
          <draw:frame presentation:style-name="pr6" draw:layer="layout" svg:width="15.239cm" svg:height="11.429cm" svg:x="1.905cm" svg:y="12.065cm" presentation:class="notes">
            <draw:text-box>
              <text:p>Altre caratteristiche peculiari di googletest...</text:p>
            </draw:text-box>
          </draw:frame>
        </presentation:notes>
      </draw:page>
      <draw:page draw:name="page140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?</text:span>) Più test-case in un unico file</text:p>
          </draw:text-box>
        </draw:frame>
        <presentation:notes draw:style-name="dp2">
          <draw:page-thumbnail draw:style-name="gr1" draw:layer="layout" svg:width="0.001cm" svg:height="0.001cm" svg:x="0cm" svg:y="1.93cm" draw:page-number="140" presentation:class="page"/>
          <draw:frame presentation:style-name="pr6" draw:layer="layout" svg:width="15.239cm" svg:height="11.429cm" svg:x="1.905cm" svg:y="12.065cm" presentation:class="notes">
            <draw:text-box>
              <text:p>... la possibilità di definire più test-case in un unico file (in gut c'è un unico test-case implicito a livello di file) ...</text:p>
            </draw:text-box>
          </draw:frame>
        </presentation:notes>
      </draw:page>
      <draw:page draw:name="page141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?</text:span>) Più test-case in un unico file</text:p>
            <text:p><text:span text:style-name="T39">(</text:span><text:span text:style-name="T40">?</text:span><text:span text:style-name="T39">) Selezione del test da eseguire</text:span>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41" presentation:class="page"/>
          <draw:frame presentation:style-name="pr6" draw:layer="layout" svg:width="15.239cm" svg:height="11.429cm" svg:x="1.905cm" svg:y="12.065cm" presentation:class="notes">
            <draw:text-box>
              <text:p>... possibilità di lanciare un sotto-insieme di test, selezionati sulla base del nome; utile in test di integrazione/di sistema, nel caso siano presenti test costosi in termini di tempi/risorse.</text:p>
            </draw:text-box>
          </draw:frame>
        </presentation:notes>
      </draw:page>
      <draw:page draw:name="page142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?</text:span>) Più test-case in un unico file</text:p>
            <text:p><text:span text:style-name="T39">(</text:span><text:span text:style-name="T40">?</text:span><text:span text:style-name="T39">) Selezione del test da eseguire</text:span></text:p>
            <text:p>(<text:span text:style-name="T37">?</text:span>) Supporto delle <text:span text:style-name="T38">fixtures</text:span></text:p>
            <text:p><text:span text:style-name="T39"/>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42" presentation:class="page"/>
          <draw:frame presentation:style-name="pr6" draw:layer="layout" svg:width="15.239cm" svg:height="11.429cm" svg:x="1.905cm" svg:y="12.065cm" presentation:class="notes">
            <draw:text-box>
              <text:p>Il ruolo delle fixture è controverso, riducendo la leggibilità del test (cosa fa la fixture?)...</text:p>
            </draw:text-box>
          </draw:frame>
        </presentation:notes>
      </draw:page>
      <draw:page draw:name="page143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?</text:span>) Più test-case in un unico file</text:p>
            <text:p><text:span text:style-name="T39">(</text:span><text:span text:style-name="T40">?</text:span><text:span text:style-name="T39">) Selezione del test da eseguire</text:span></text:p>
            <text:p>(<text:span text:style-name="T37">?</text:span>) Supporto delle <text:span text:style-name="T38">fixtures</text:span></text:p>
            <text:p>(<text:span text:style-name="T37">?</text:span>) Test parametrici su tipi e valori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43" presentation:class="page"/>
          <draw:frame presentation:style-name="pr6" draw:layer="layout" svg:width="15.239cm" svg:height="11.429cm" svg:x="1.905cm" svg:y="12.065cm" presentation:class="notes">
            <draw:text-box>
              <text:p>La parametrizzazione probabilmente risulta utile nello sviluppo di librerie di basso livello...</text:p>
            </draw:text-box>
          </draw:frame>
        </presentation:notes>
      </draw:page>
      <draw:page draw:name="page144" draw:style-name="dp1" draw:master-page-name="Titolo2" presentation:presentation-page-layout-name="AL2T1" presentation:use-date-time-name="dtd1">
        <draw:frame presentation:style-name="pr4" draw:layer="layout" svg:width="27.94cm" svg:height="2.915cm" svg:x="3.047cm" svg:y="0.034cm" presentation:class="title" presentation:user-transformed="true">
          <draw:text-box>
            <text:p>GUT vs googletest</text:p>
          </draw:text-box>
        </draw:frame>
        <draw:frame presentation:style-name="Titolo2-outline1" draw:layer="layout" svg:width="27.94cm" svg:height="13.684cm" svg:x="3.047cm" svg:y="3.435cm" presentation:class="outline" presentation:user-transformed="true">
          <draw:text-box>
            <text:p/>
            <text:p>(<text:span text:style-name="T37">?</text:span>) Più test-case in un unico file</text:p>
            <text:p><text:span text:style-name="T39">(</text:span><text:span text:style-name="T40">?</text:span><text:span text:style-name="T39">) Selezione del test da eseguire</text:span></text:p>
            <text:p>(<text:span text:style-name="T37">?</text:span>) Supporto delle <text:span text:style-name="T38">fixtures</text:span></text:p>
            <text:p>(<text:span text:style-name="T37">?</text:span>) Test parametrici su tipi e valori</text:p>
            <text:p>(<text:span text:style-name="T37">?</text:span>) Test <text:span text:style-name="T38">listeners</text:span></text:p>
            <text:p><text:span text:style-name="T39"/></text:p>
            <text:p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144" presentation:class="page"/>
          <draw:frame presentation:style-name="pr6" draw:layer="layout" svg:width="15.239cm" svg:height="11.429cm" svg:x="1.905cm" svg:y="12.065cm" presentation:class="notes">
            <draw:text-box>
              <text:p>... intrigante, ma non ne ho sentito la necessità (integrazione con sistemi di C.I.?).</text:p>
            </draw:text-box>
          </draw:frame>
        </presentation:notes>
      </draw:page>
      <draw:page draw:name="page145" draw:style-name="dp1" draw:master-page-name="Titolo2" presentation:presentation-page-layout-name="AL3T32" presentation:use-date-time-name="dtd1">
        <draw:frame presentation:style-name="pr11" draw:text-style-name="P17" draw:layer="layout" svg:width="27.94cm" svg:height="10.8cm" svg:x="3.047cm" svg:y="3.4cm" presentation:class="subtitle" presentation:user-transformed="true">
          <draw:text-box>
            <text:p><text:span text:style-name="T41">Grazie!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5" presentation:class="page"/>
          <draw:frame presentation:style-name="pr6" draw:layer="layout" svg:width="15.239cm" svg:height="11.429cm" svg:x="1.905cm" svg:y="12.065cm" presentation:class="notes">
            <draw:text-box>
              <text:p>Grazie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nsolas1" svg:font-family="Consolas" style:font-family-generic="modern" style:font-pitch="fixed"/>
    <style:font-face style:name="Courier New2" svg:font-family="'Courier New'" style:font-family-generic="swiss" style:font-pitch="fixed"/>
    <style:font-face style:name="Calibri2" svg:font-family="Calibri" style:font-pitch="variable"/>
    <style:font-face style:name="Calibri Light1" svg:font-family="'Calibri Light'" style:font-pitch="variable"/>
    <style:font-face style:name="Calibri3" svg:font-family="Calibri" style:font-family-generic="modern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2" svg:font-family="'Calibri Light'" style:font-family-generic="swiss" style:font-pitch="variable"/>
    <style:font-face style:name="Corbel" svg:font-family="Corbel" style:font-family-generic="swiss" style:font-pitch="variable"/>
    <style:font-face style:name="Courier New1" svg:font-family="'Courier New'" style:font-family-generic="swiss" style:font-pitch="variable"/>
    <style:font-face style:name="Trebuchet MS" svg:font-family="'Trebuchet M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Predefinito-outline1">
          <text:list-level-style-bullet text:level="1" text:bullet-char=" ">
            <style:list-level-properties text:min-label-width="0.251cm"/>
            <style:text-properties style:font-name="Calibri1" fo:color="#abc7dd" fo:font-size="100%"/>
          </text:list-level-style-bullet>
          <text:list-level-style-bullet text:level="2" text:bullet-char="◦">
            <style:list-level-properties text:space-before="0.555cm" text:min-label-width="0.507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 text:min-label-width="0.50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 text:min-label-width="0.507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itolo1-outline1">
          <text:list-level-style-bullet text:level="1" text:bullet-char=" ">
            <style:list-level-properties text:min-label-width="0.251cm"/>
            <style:text-properties style:font-name="Calibri1" fo:color="#abc7dd" fo:font-size="100%"/>
          </text:list-level-style-bullet>
          <text:list-level-style-bullet text:level="2" text:bullet-char="◦">
            <style:list-level-properties text:space-before="0.555cm" text:min-label-width="0.507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 text:min-label-width="0.50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 text:min-label-width="0.507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 text:min-label-width="0.507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olo1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olo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left" draw:textarea-vertical-align="top" draw:auto-grow-height="false" draw:fit-to-size="shrink-to-fit" fo:min-height="13.434cm" fo:padding-top="0.13cm" fo:padding-bottom="0.13cm" fo:padding-left="0cm" fo:padding-right="0cm">
        <text:list-style style:name="Titolo2-outline1">
          <text:list-level-style-bullet text:level="1" text:bullet-char="•">
            <style:list-level-properties text:min-label-width="0.251cm"/>
            <style:text-properties fo:font-family="StarSymbol" style:font-charset="x-symbol" fo:color="#abc7dd" fo:font-size="45%"/>
          </text:list-level-style-bullet>
          <text:list-level-style-bullet text:level="2" text:bullet-char="•">
            <style:list-level-properties text:space-before="0.555cm" text:min-label-width="0.507cm"/>
            <style:text-properties fo:font-family="StarSymbol" style:font-charset="x-symbol" fo:color="#abc7dd" fo:font-size="45%"/>
          </text:list-level-style-bullet>
          <text:list-level-style-bullet text:level="3" text:bullet-char="•">
            <style:list-level-properties text:space-before="1.067cm" text:min-label-width="0.507cm"/>
            <style:text-properties fo:font-family="StarSymbol" style:font-charset="x-symbol" fo:color="#abc7dd" fo:font-size="45%"/>
          </text:list-level-style-bullet>
          <text:list-level-style-bullet text:level="4" text:bullet-char="•">
            <style:list-level-properties text:space-before="1.574cm" text:min-label-width="0.507cm"/>
            <style:text-properties fo:font-family="StarSymbol" style:font-charset="x-symbol" fo:color="#abc7dd" fo:font-size="45%"/>
          </text:list-level-style-bullet>
          <text:list-level-style-bullet text:level="5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6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7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8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9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  <text:list-level-style-bullet text:level="10" text:bullet-char="•">
            <style:list-level-properties text:space-before="2.081cm" text:min-label-width="0.507cm"/>
            <style:text-properties fo:font-family="StarSymbol" style:font-charset="x-symbol" fo:color="#abc7dd" fo:font-size="45%"/>
          </text:list-level-style-bullet>
        </text:list-style>
      </style:graphic-properties>
      <style:paragraph-properties fo:margin-left="0cm" fo:margin-right="0cm" fo:margin-top="0.423cm" fo:margin-bottom="0.07cm" fo:line-height="9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  <style:tab-stop style:position="27.688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olo2-outline2" style:family="presentation" style:parent-style-name="Titolo2-outline1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2-outline3" style:family="presentation" style:parent-style-name="Titolo2-outline2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965cm"/>
          <style:tab-stop style:position="3.505cm"/>
          <style:tab-stop style:position="6.045cm"/>
          <style:tab-stop style:position="8.585cm"/>
          <style:tab-stop style:position="11.125cm"/>
          <style:tab-stop style:position="13.665cm"/>
          <style:tab-stop style:position="16.205cm"/>
          <style:tab-stop style:position="18.745cm"/>
          <style:tab-stop style:position="21.285cm"/>
          <style:tab-stop style:position="23.825cm"/>
          <style:tab-stop style:position="26.365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4" style:family="presentation" style:parent-style-name="Titolo2-outline3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5" style:family="presentation" style:parent-style-name="Titolo2-outline4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6" style:family="presentation" style:parent-style-name="Titolo2-outline5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7" style:family="presentation" style:parent-style-name="Titolo2-outline6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8" style:family="presentation" style:parent-style-name="Titolo2-outline7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outline9" style:family="presentation" style:parent-style-name="Titolo2-outline8">
      <style:paragraph-properties fo:margin-left="0cm" fo:margin-right="0cm" fo:margin-top="0.07cm" fo:margin-bottom="0.141cm" fo:line-height="90%" fo:text-align="start" fo:text-indent="0cm" style:punctuation-wrap="hanging" style:line-break="strict" style:writing-mode="lr-tb" style:font-independent-line-spacing="true">
        <style:tab-stops>
          <style:tab-stop style:position="2.491cm"/>
          <style:tab-stop style:position="5.031cm"/>
          <style:tab-stop style:position="7.571cm"/>
          <style:tab-stop style:position="10.111cm"/>
          <style:tab-stop style:position="12.651cm"/>
          <style:tab-stop style:position="15.191cm"/>
          <style:tab-stop style:position="17.731cm"/>
          <style:tab-stop style:position="20.271cm"/>
          <style:tab-stop style:position="22.811cm"/>
          <style:tab-stop style:position="25.351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abc7dd" fo:font-size="100%"/>
          </text:list-level-style-number>
          <text:list-level-style-bullet text:level="2" text:bullet-char="◦">
            <style:list-level-properties text:space-before="0.555cm"/>
            <style:text-properties style:font-name="Calibri1" fo:color="#abc7dd" fo:font-size="100%"/>
          </text:list-level-style-bullet>
          <text:list-level-style-bullet text:level="3" text:bullet-char="◦">
            <style:list-level-properties text:space-before="1.067cm"/>
            <style:text-properties style:font-name="Calibri1" fo:color="#abc7dd" fo:font-size="100%"/>
          </text:list-level-style-bullet>
          <text:list-level-style-bullet text:level="4" text:bullet-char="◦">
            <style:list-level-properties text:space-before="1.574cm"/>
            <style:text-properties style:font-name="Calibri1" fo:color="#abc7dd" fo:font-size="100%"/>
          </text:list-level-style-bullet>
          <text:list-level-style-bullet text:level="5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6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7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8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9" text:bullet-char="◦">
            <style:list-level-properties text:space-before="2.081cm"/>
            <style:text-properties style:font-name="Calibri1" fo:color="#abc7dd" fo:font-size="100%"/>
          </text:list-level-style-bullet>
          <text:list-level-style-bullet text:level="10" text:bullet-char="◦">
            <style:list-level-properties text:space-before="2.081cm"/>
            <style:text-properties style:font-name="Calibri1" fo:color="#abc7dd" fo:font-size="100%"/>
          </text:list-level-style-bullet>
        </text:list-style>
      </style:graphic-properties>
      <style:paragraph-properties fo:margin-left="0cm" fo:margin-right="0cm" fo:margin-top="0.423cm" fo:margin-bottom="0.07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olo2-title">
          <text:list-level-style-number text:level="1" style:num-format="">
            <style:list-level-properties/>
            <style:text-properties fo:color="#2945a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945a4" style:text-outline="false" style:text-line-through-style="none" style:text-line-through-type="none" style:text-position="0% 100%" style:font-name="Calibri Light1" fo:font-family="'Calibri Light'" style:font-pitch="variable" fo:font-size="4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Mang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2945a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abc7dd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18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font-name-asian="Consolas1" style:font-name-complex="Consolas1"/>
    </style:style>
    <style:style style:name="MT3" style:family="text">
      <style:text-properties fo:color="#ffffff" style:font-name="Trebuchet MS" fo:font-size="20pt" fo:language="it" fo:country="IT" style:font-size-asian="20pt" style:font-size-complex="20pt"/>
    </style:style>
    <style:style style:name="MT4" style:family="text">
      <style:text-properties fo:color="#2945a4" style:font-name="Corbel" fo:language="it" fo:country="IT"/>
    </style:style>
    <style:style style:name="MT5" style:family="text">
      <style:text-properties fo:color="#ffffff" style:font-name="Consolas1" fo:font-size="28pt" fo:language="it" fo:country="IT" style:font-name-asian="Consolas1" style:font-size-asian="28pt" style:font-name-complex="Consolas1" style:font-size-complex="2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2945a4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frame presentation:style-name="Predefinito-title" draw:layer="backgroundobjects" svg:width="27.94cm" svg:height="2.915cm" svg:x="3.047cm" svg:y="0.034cm" presentation:class="title" presentation:placeholder="true">
        <draw:text-box/>
      </draw:frame>
      <draw:frame presentation:style-name="Predefinito-outline1" draw:layer="backgroundobjects" svg:width="27.94cm" svg:height="13.684cm" svg:x="3.047cm" svg:y="3.435cm" presentation:class="outline" presentation:placeholder="true">
        <draw:text-box/>
      </draw:frame>
      <draw:frame presentation:style-name="Mpr1" draw:layer="backgroundobjects" svg:width="3.643cm" svg:height="1.014cm" svg:x="27.502cm" svg:y="17.943cm" presentation:class="page-number">
        <draw:text-box>
          <text:list text:style-name="ML1">
            <text:list-header>
              <text:p><text:span text:style-name="MT2">i=</text:span><text:span text:style-name="MT2"><text:page-number>&lt;numero&gt;</text:page-number></text:span></text:p>
            </text:list-header>
          </text:list>
        </draw:text-box>
      </draw:frame>
      <draw:custom-shape draw:name="CasellaDiTesto 7" draw:style-name="Mgr5" draw:text-style-name="MP3" draw:layer="backgroundobjects" svg:width="33.867cm" svg:height="1.108cm" svg:x="0cm" svg:y="17.833cm">
        <text:list text:style-name="ML2">
          <text:list-header>
            <text:p text:style-name="MP4"><text:span text:style-name="MT3">Italian C++ Communit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Predefinito-title" draw:layer="backgroundobjects" svg:width="0.001cm" svg:height="0.001cm" svg:x="0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8cm" svg:height="0.176cm" svg:x="0cm" svg:y="17.595cm">
        <text:p/>
        <draw:enhanced-geometry svg:viewBox="0 0 21600 21600" draw:type="rectangle" draw:enhanced-path="M 0 0 L 21600 0 21600 21600 0 21600 0 0 Z N"/>
      </draw:custom-shape>
      <draw:line draw:name="Straight Connector 8" draw:style-name="Mgr6" draw:text-style-name="MP5" draw:layer="backgroundobjects" svg:x1="3.356cm" svg:y1="12.065cm" svg:x2="30.789cm" svg:y2="12.065cm">
        <text:p/>
      </draw:line>
      <draw:frame draw:name="Immagine 12" draw:style-name="Mgr7" draw:text-style-name="MP5" draw:layer="backgroundobjects" svg:width="6.774cm" svg:height="2.262cm" svg:x="13.542cm" svg:y="1.111cm">
        <draw:image xlink:href="Pictures/100002010000024B000000C42FC106DC.png" xlink:type="simple" xlink:show="embed" xlink:actuate="onLoad">
          <text:p/>
        </draw:image>
      </draw:frame>
      <draw:custom-shape draw:name="CasellaDiTesto 13" draw:style-name="Mgr5" draw:text-style-name="MP3" draw:layer="backgroundobjects" svg:width="6.774cm" svg:height="1.023cm" svg:x="13.542cm" svg:y="3.373cm">
        <text:list text:style-name="ML3">
          <text:list-header>
            <text:p text:style-name="MP4"><text:span text:style-name="MT4">www.italiancpp.org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olo1-title" draw:layer="backgroundobjects" svg:width="27.94cm" svg:height="2.915cm" svg:x="3.047cm" svg:y="0.034cm" presentation:class="title" presentation:placeholder="true">
        <draw:text-box/>
      </draw:frame>
      <draw:frame presentation:style-name="Titolo1-outline1" draw:layer="backgroundobjects" svg:width="27.94cm" svg:height="13.684cm" svg:x="3.047cm" svg:y="3.435cm" presentation:class="outline" presentation:placeholder="true">
        <draw:text-box/>
      </draw:frame>
      <presentation:notes style:page-layout-name="PM0">
        <draw:page-thumbnail presentation:style-name="Titolo1-title" draw:layer="backgroundobjects" svg:width="0.001cm" svg:height="0.001cm" svg:x="0cm" svg:y="1.93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custom-shape draw:name="CasellaDiTesto 7" draw:style-name="Mgr5" draw:text-style-name="MP3" draw:layer="backgroundobjects" svg:width="33.867cm" svg:height="1.108cm" svg:x="0cm" svg:y="17.833cm">
        <text:list text:style-name="ML2">
          <text:list-header>
            <text:p text:style-name="MP4"><text:span text:style-name="MT3">Italian C++ Community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6" draw:text-style-name="MP5" draw:layer="backgroundobjects" svg:x1="3.316cm" svg:y1="2.985cm" svg:x2="31cm" svg:y2="2.985cm">
        <text:p/>
      </draw:line>
      <draw:frame presentation:style-name="Titolo2-title" draw:layer="backgroundobjects" svg:width="27.94cm" svg:height="2.915cm" svg:x="3.047cm" svg:y="0.034cm" presentation:class="title" presentation:placeholder="true">
        <draw:text-box/>
      </draw:frame>
      <draw:frame presentation:style-name="Titolo2-outline1" draw:layer="backgroundobjects" svg:width="27.94cm" svg:height="13.684cm" svg:x="3.047cm" svg:y="3.435cm" presentation:class="outline" presentation:placeholder="true">
        <draw:text-box/>
      </draw:frame>
      <draw:frame presentation:style-name="Mpr2" draw:text-style-name="MP7" draw:layer="backgroundobjects" svg:width="3.643cm" svg:height="1.014cm" svg:x="27.502cm" svg:y="17.943cm" presentation:class="page-number">
        <draw:text-box>
          <text:list text:style-name="ML2">
            <text:list-header>
              <text:p text:style-name="MP6"><text:span text:style-name="MT5">i=</text:span><text:span text:style-name="MT5"><text:page-number>&lt;numero&gt;</text:page-number></text:span></text:p>
            </text:list-header>
          </text:list>
        </draw:text-box>
      </draw:frame>
      <presentation:notes style:page-layout-name="PM0">
        <draw:page-thumbnail presentation:style-name="Titolo2-title" draw:layer="backgroundobjects" svg:width="0.001cm" svg:height="0.001cm" svg:x="0cm" svg:y="1.93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standard di PowerPoint</dc:title>
    <meta:initial-creator>eferrari</meta:initial-creator>
    <meta:creation-date>2014-10-10T11:22:53.772000000</meta:creation-date>
    <dc:date>2014-11-07T19:27:52.031000000</dc:date>
    <meta:editing-cycles>165</meta:editing-cycles>
    <meta:editing-duration>P1DT4H51M42S</meta:editing-duration>
    <meta:generator>LibreOffice/4.2.6.3$Windows_x86 LibreOffice_project/3fd416d4c6db7d3204c17ce57a1d70f6e531ee21</meta:generator>
    <meta:document-statistic meta:object-count="608"/>
  </office:meta>
</office:document-meta>
</file>